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0.4909in"/>
    </style:style>
    <style:style style:name="co4" style:family="table-column">
      <style:table-column-properties fo:break-before="auto" style:column-width="0.502in"/>
    </style:style>
    <style:style style:name="co6" style:family="table-column">
      <style:table-column-properties fo:break-before="auto" style:column-width="1.5181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0374in"/>
    </style:style>
    <style:style style:name="co10" style:family="table-column">
      <style:table-column-properties fo:break-before="auto" style:column-width="0.65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 style:data-style-name="N12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ce1"/>
        <table:table-column table:style-name="co8" table:default-cell-style-name="ce2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6" table:default-cell-style-name="Default"/>
        <table:table-row table:style-name="ro1">
          <table:table-cell office:value-type="string">
            <text:p>sernr</text:p>
          </table:table-cell>
          <table:table-cell office:value-type="string">
            <text:p>I2C addr</text:p>
          </table:table-cell>
          <table:table-cell/>
          <table:table-cell office:value-type="string">
            <text:p>page1</text:p>
          </table:table-cell>
          <table:table-cell/>
          <table:table-cell office:value-type="string">
            <text:p>page2</text:p>
          </table:table-cell>
          <table:table-cell/>
          <table:table-cell office:value-type="string">
            <text:p>Page 3</text:p>
          </table:table-cell>
          <table:table-cell/>
          <table:table-cell office:value-type="string">
            <text:p>page4</text:p>
          </table:table-cell>
          <table:table-cell office:value-type="string">
            <text:p>eeprom prot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250 23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875 23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8625 23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repalced chip, defect ee prom not yet temp calibrated</text:p>
          </table:table-cell>
          <table:table-cell table:number-columns-repeated="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Prod 30mrt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are recalibrated &gt;24 april 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5125 24.300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2.6375 24.300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2.0750 24.300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1.137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1.2000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762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137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637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1.262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5750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1750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762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page1</text:p>
          </table:table-cell>
          <table:table-cell office:value-type="string">
            <text:p>page2</text:p>
          </table:table-cell>
          <table:table-cell office:value-type="string">
            <text:p>page3</text:p>
          </table:table-cell>
          <table:table-cell office:value-type="string">
            <text:p>page 4a</text:p>
          </table:table-cell>
          <table:table-cell office:value-type="string">
            <text:p>page 4b</text:p>
          </table:table-cell>
          <table:table-cell office:value-type="string">
            <text:p>Page 5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OLTEMPERAT0231</text:p>
          </table:table-cell>
          <table:table-cell office:value-type="float" office:value="21">
            <text:p>21</text:p>
          </table:table-cell>
          <table:table-cell office:value-type="string">
            <text:p>20170117...0230</text:p>
          </table:table-cell>
          <table:table-cell table:style-name="Default" office:value-type="float" office:value="0.3465">
            <text:p>0.35</text:p>
          </table:table-cell>
          <table:table-cell table:style-name="Default" office:value-type="float" office:value="23.534">
            <text:p>23.53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cont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OLTEMPERAT0231</text:p>
          </table:table-cell>
          <table:table-cell office:value-type="float" office:value="22">
            <text:p>22</text:p>
          </table:table-cell>
          <table:table-cell office:value-type="string">
            <text:p>20170117...0230</text:p>
          </table:table-cell>
          <table:table-cell table:style-name="Default" office:value-type="float" office:value="-0.825">
            <text:p>-0.83</text:p>
          </table:table-cell>
          <table:table-cell table:style-name="Default" office:value-type="float" office:value="24.3">
            <text:p>24.3</text:p>
          </table:table-cell>
          <table:table-cell office:value-type="string">
            <text:p>xxxxx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cont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23">
            <text:p>23</text:p>
          </table:table-cell>
          <table:table-cell office:value-type="string">
            <text:p>20170117...0230</text:p>
          </table:table-cell>
          <table:table-cell table:style-name="Default" office:value-type="float" office:value="-1.3125">
            <text:p>-1.31</text:p>
          </table:table-cell>
          <table:table-cell table:style-name="Default" office:value-type="float" office:value="24.3">
            <text:p>24.3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locked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24">
            <text:p>24</text:p>
          </table:table-cell>
          <table:table-cell office:value-type="string">
            <text:p>20170117...0230</text:p>
          </table:table-cell>
          <table:table-cell office:value-type="float" office:value="0.1434">
            <text:p>0.1434</text:p>
          </table:table-cell>
          <table:table-cell office:value-type="float" office:value="26.83">
            <text:p>26.830</text:p>
          </table:table-cell>
          <table:table-cell office:value-type="string">
            <text:p>20170553..01.21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25">
            <text:p>25</text:p>
          </table:table-cell>
          <table:table-cell office:value-type="string">
            <text:p>20170117...0230</text:p>
          </table:table-cell>
          <table:table-cell office:value-type="float" office:value="0.409">
            <text:p>0.4090</text:p>
          </table:table-cell>
          <table:table-cell office:value-type="float" office:value="26.846">
            <text:p>26.846</text:p>
          </table:table-cell>
          <table:table-cell office:value-type="string">
            <text:p>20170553..01.21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26">
            <text:p>26</text:p>
          </table:table-cell>
          <table:table-cell office:value-type="string">
            <text:p>20170117...0230</text:p>
          </table:table-cell>
          <table:table-cell office:value-type="float" office:value="-0.5441">
            <text:p>-0.5441</text:p>
          </table:table-cell>
          <table:table-cell office:value-type="float" office:value="26.893">
            <text:p>26.893</text:p>
          </table:table-cell>
          <table:table-cell office:value-type="string">
            <text:p>20170553..01.21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27">
            <text:p>27</text:p>
          </table:table-cell>
          <table:table-cell office:value-type="string">
            <text:p>20170117...0230</text:p>
          </table:table-cell>
          <table:table-cell office:value-type="float" office:value="0.1278">
            <text:p>0.1278</text:p>
          </table:table-cell>
          <table:table-cell office:value-type="float" office:value="23.127">
            <text:p>23.127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28">
            <text:p>28</text:p>
          </table:table-cell>
          <table:table-cell office:value-type="string">
            <text:p>20170117...0230</text:p>
          </table:table-cell>
          <table:table-cell office:value-type="float" office:value="0.159">
            <text:p>0.1590</text:p>
          </table:table-cell>
          <table:table-cell office:value-type="float" office:value="23.096">
            <text:p>23.096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29">
            <text:p>29</text:p>
          </table:table-cell>
          <table:table-cell office:value-type="string">
            <text:p>20170117...0230</text:p>
          </table:table-cell>
          <table:table-cell office:value-type="float" office:value="0.5965">
            <text:p>0.5965</text:p>
          </table:table-cell>
          <table:table-cell office:value-type="float" office:value="23.096">
            <text:p>23.096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30">
            <text:p>30</text:p>
          </table:table-cell>
          <table:table-cell office:value-type="string">
            <text:p>20170117...0230</text:p>
          </table:table-cell>
          <table:table-cell office:value-type="float" office:value="0.8465">
            <text:p>0.8465</text:p>
          </table:table-cell>
          <table:table-cell office:value-type="float" office:value="23.971">
            <text:p>23.971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31">
            <text:p>31</text:p>
          </table:table-cell>
          <table:table-cell office:value-type="string">
            <text:p>20170117...0230</text:p>
          </table:table-cell>
          <table:table-cell office:value-type="float" office:value="1.0653">
            <text:p>1.0653</text:p>
          </table:table-cell>
          <table:table-cell office:value-type="float" office:value="24.002">
            <text:p>24.002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32">
            <text:p>32</text:p>
          </table:table-cell>
          <table:table-cell office:value-type="string">
            <text:p>20170117...0230</text:p>
          </table:table-cell>
          <table:table-cell office:value-type="float" office:value="0.5653">
            <text:p>0.5653</text:p>
          </table:table-cell>
          <table:table-cell office:value-type="float" office:value="24.002">
            <text:p>24.002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33">
            <text:p>33</text:p>
          </table:table-cell>
          <table:table-cell office:value-type="string">
            <text:p>20170117...0230</text:p>
          </table:table-cell>
          <table:table-cell office:value-type="float" office:value="0.534">
            <text:p>0.5340</text:p>
          </table:table-cell>
          <table:table-cell office:value-type="float" office:value="23.659">
            <text:p>23.659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34">
            <text:p>34</text:p>
          </table:table-cell>
          <table:table-cell office:value-type="string">
            <text:p>20170117...0230</text:p>
          </table:table-cell>
          <table:table-cell office:value-type="float" office:value="0.9871">
            <text:p>0.9871</text:p>
          </table:table-cell>
          <table:table-cell office:value-type="float" office:value="23.674">
            <text:p>23.674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35">
            <text:p>35</text:p>
          </table:table-cell>
          <table:table-cell office:value-type="string">
            <text:p>20170117...0230</text:p>
          </table:table-cell>
          <table:table-cell office:value-type="float" office:value="0.2996">
            <text:p>0.2996</text:p>
          </table:table-cell>
          <table:table-cell office:value-type="float" office:value="23.674">
            <text:p>23.674</text:p>
          </table:table-cell>
          <table:table-cell office:value-type="string">
            <text:p>20170425..01.18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OLTEMPERAT0231</text:p>
          </table:table-cell>
          <table:table-cell office:value-type="float" office:value="37">
            <text:p>37</text:p>
          </table:table-cell>
          <table:table-cell office:value-type="string">
            <text:p>20170117...0230</text:p>
          </table:table-cell>
          <table:table-cell office:value-type="float" office:value="0.66">
            <text:p>0.6600</text:p>
          </table:table-cell>
          <table:table-cell office:value-type="float" office:value="21.6">
            <text:p>21.600</text:p>
          </table:table-cell>
          <table:table-cell office:value-type="string">
            <text:p>20170407.......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2.8125">
            <text:p>22.81</text:p>
          </table:table-cell>
          <table:table-cell office:value-type="float" office:value="23.4725">
            <text:p>23.47</text:p>
          </table:table-cell>
          <table:table-cell office:value-type="string">
            <text:p>Te</text:p>
          </table:table-cell>
          <table:table-cell office:value-type="float" office:value="0.194374">
            <text:p>0.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31</text:p>
          </table:table-cell>
          <table:table-cell office:value-type="float" office:value="38">
            <text:p>38</text:p>
          </table:table-cell>
          <table:table-cell office:value-type="string">
            <text:p>20170117...0230</text:p>
          </table:table-cell>
          <table:table-cell office:value-type="float" office:value="-0.02">
            <text:p>-0.0200</text:p>
          </table:table-cell>
          <table:table-cell office:value-type="float" office:value="21.61">
            <text:p>21.610</text:p>
          </table:table-cell>
          <table:table-cell office:value-type="string">
            <text:p>20170407.......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3.5625">
            <text:p>23.56</text:p>
          </table:table-cell>
          <table:table-cell office:value-type="float" office:value="23.5425">
            <text:p>23.54</text:p>
          </table:table-cell>
          <table:table-cell office:value-type="string">
            <text:p>Te</text:p>
          </table:table-cell>
          <table:table-cell office:value-type="float" office:value="0.264374">
            <text:p>0.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OLTEMPERAT0231</text:p>
          </table:table-cell>
          <table:table-cell office:value-type="float" office:value="39">
            <text:p>39</text:p>
          </table:table-cell>
          <table:table-cell office:value-type="string">
            <text:p>20170117...0230</text:p>
          </table:table-cell>
          <table:table-cell office:value-type="float" office:value="0.16">
            <text:p>0.1600</text:p>
          </table:table-cell>
          <table:table-cell office:value-type="float" office:value="21.6">
            <text:p>21.600</text:p>
          </table:table-cell>
          <table:table-cell office:value-type="string">
            <text:p>20170407.......</text:p>
          </table:table-cell>
          <table:table-cell table:number-columns-repeated="3"/>
          <table:table-cell office:value-type="string">
            <text:p>T</text:p>
          </table:table-cell>
          <table:table-cell office:value-type="float" office:value="22.875">
            <text:p>22.88</text:p>
          </table:table-cell>
          <table:table-cell office:value-type="float" office:value="23.035">
            <text:p>23.04</text:p>
          </table:table-cell>
          <table:table-cell office:value-type="string">
            <text:p>Te</text:p>
          </table:table-cell>
          <table:table-cell office:value-type="float" office:value="-0.243126">
            <text:p>-0.2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OLTEMPERAT0231</text:p>
          </table:table-cell>
          <table:table-cell office:value-type="float" office:value="40">
            <text:p>40</text:p>
          </table:table-cell>
          <table:table-cell office:value-type="string">
            <text:p>20170117...0230</text:p>
          </table:table-cell>
          <table:table-cell office:value-type="float" office:value="0">
            <text:p>0.0000</text:p>
          </table:table-cell>
          <table:table-cell office:value-type="float" office:value="0">
            <text:p>.000</text:p>
          </table:table-cell>
          <table:table-cell office:value-type="string">
            <text:p>20170413..00.99</text:p>
          </table:table-cell>
          <table:table-cell table:number-columns-repeated="2"/>
          <table:table-cell office:value-type="string">
            <text:p>??</text:p>
          </table:table-cell>
          <table:table-cell office:value-type="string">
            <text:p>T</text:p>
          </table:table-cell>
          <table:table-cell table:number-columns-repeated="2" office:value-type="float" office:value="23.0625">
            <text:p>23.06</text:p>
          </table:table-cell>
          <table:table-cell office:value-type="string">
            <text:p>Te</text:p>
          </table:table-cell>
          <table:table-cell office:value-type="float" office:value="-0.215626">
            <text:p>-0.2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41">
            <text:p>41</text:p>
          </table:table-cell>
          <table:table-cell office:value-type="string">
            <text:p>20170117...0230</text:p>
          </table:table-cell>
          <table:table-cell office:value-type="float" office:value="0.4958">
            <text:p>0.4958</text:p>
          </table:table-cell>
          <table:table-cell office:value-type="float" office:value="22.495">
            <text:p>22.495</text:p>
          </table:table-cell>
          <table:table-cell office:value-type="string">
            <text:p>20170407.......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OLTEMPERAT0231</text:p>
          </table:table-cell>
          <table:table-cell office:value-type="float" office:value="43">
            <text:p>43</text:p>
          </table:table-cell>
          <table:table-cell office:value-type="string">
            <text:p>20170117...0230</text:p>
          </table:table-cell>
          <table:table-cell table:style-name="Default" office:value-type="float" office:value="-0.68">
            <text:p>-0.68</text:p>
          </table:table-cell>
          <table:table-cell table:style-name="Default" office:value-type="float" office:value="25.3">
            <text:p>25.3</text:p>
          </table:table-cell>
          <table:table-cell office:value-type="string">
            <text:p>xxxxx</text:p>
          </table:table-cell>
          <table:table-cell/>
          <table:table-cell office:value-type="string">
            <text:p>locked can not unlock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44">
            <text:p>44</text:p>
          </table:table-cell>
          <table:table-cell office:value-type="string">
            <text:p>20170117...0230</text:p>
          </table:table-cell>
          <table:table-cell office:value-type="float" office:value="0.7525">
            <text:p>0.7525</text:p>
          </table:table-cell>
          <table:table-cell office:value-type="float" office:value="21.69">
            <text:p>21.690</text:p>
          </table:table-cell>
          <table:table-cell office:value-type="string">
            <text:p>20170413..01.01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45">
            <text:p>45</text:p>
          </table:table-cell>
          <table:table-cell office:value-type="string">
            <text:p>20170117...0230</text:p>
          </table:table-cell>
          <table:table-cell office:value-type="float" office:value="0.3875">
            <text:p>0.3875</text:p>
          </table:table-cell>
          <table:table-cell office:value-type="float" office:value="22.637">
            <text:p>22.637</text:p>
          </table:table-cell>
          <table:table-cell office:value-type="string">
            <text:p>20170419..01.17</text:p>
          </table:table-cell>
          <table:table-cell/>
          <table:table-cell office:value-type="string">
            <text:p>no ref temp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46">
            <text:p>46</text:p>
          </table:table-cell>
          <table:table-cell office:value-type="string">
            <text:p>20170117...0230</text:p>
          </table:table-cell>
          <table:table-cell office:value-type="float" office:value="0.3708">
            <text:p>0.3708</text:p>
          </table:table-cell>
          <table:table-cell office:value-type="float" office:value="23.558">
            <text:p>23.558</text:p>
          </table:table-cell>
          <table:table-cell office:value-type="string">
            <text:p>20170407.......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9"/>
          <table:table-cell office:value-type="string">
            <text:p>locked can not unlock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48">
            <text:p>48</text:p>
          </table:table-cell>
          <table:table-cell office:value-type="string">
            <text:p>20170117...0230</text:p>
          </table:table-cell>
          <table:table-cell office:value-type="float" office:value="0.3094">
            <text:p>0.3094</text:p>
          </table:table-cell>
          <table:table-cell office:value-type="float" office:value="22.309">
            <text:p>22.309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49">
            <text:p>49</text:p>
          </table:table-cell>
          <table:table-cell office:value-type="string">
            <text:p>20170117...0230</text:p>
          </table:table-cell>
          <table:table-cell office:value-type="float" office:value="-0.2542">
            <text:p>-0.2542</text:p>
          </table:table-cell>
          <table:table-cell office:value-type="float" office:value="22.495">
            <text:p>22.495</text:p>
          </table:table-cell>
          <table:table-cell office:value-type="string">
            <text:p>20170407.......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51">
            <text:p>51</text:p>
          </table:table-cell>
          <table:table-cell office:value-type="string">
            <text:p>20170117...0230</text:p>
          </table:table-cell>
          <table:table-cell office:value-type="float" office:value="-0.0344">
            <text:p>-0.0344</text:p>
          </table:table-cell>
          <table:table-cell office:value-type="float" office:value="22.715">
            <text:p>22.715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52">
            <text:p>52</text:p>
          </table:table-cell>
          <table:table-cell office:value-type="string">
            <text:p>20170117...0230</text:p>
          </table:table-cell>
          <table:table-cell office:value-type="float" office:value="0.2938">
            <text:p>0.2938</text:p>
          </table:table-cell>
          <table:table-cell office:value-type="float" office:value="21.168">
            <text:p>21.168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20170117...0230</text:p>
          </table:table-cell>
          <table:table-cell table:style-name="Default" office:value-type="float" office:value="0.1219">
            <text:p>0.12</text:p>
          </table:table-cell>
          <table:table-cell table:style-name="Default" office:value-type="float" office:value="22.621">
            <text:p>22.62</text:p>
          </table:table-cell>
          <table:table-cell office:value-type="string">
            <text:p>20170419..01.17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54">
            <text:p>54</text:p>
          </table:table-cell>
          <table:table-cell office:value-type="string">
            <text:p>20170117...0230</text:p>
          </table:table-cell>
          <table:table-cell office:value-type="float" office:value="0.3875">
            <text:p>0.3875</text:p>
          </table:table-cell>
          <table:table-cell office:value-type="float" office:value="21.95">
            <text:p>21.950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55">
            <text:p>55</text:p>
          </table:table-cell>
          <table:table-cell office:value-type="string">
            <text:p>20170117...0230</text:p>
          </table:table-cell>
          <table:table-cell office:value-type="float" office:value="0.2458">
            <text:p>0.2458</text:p>
          </table:table-cell>
          <table:table-cell office:value-type="float" office:value="23.683">
            <text:p>23.683</text:p>
          </table:table-cell>
          <table:table-cell office:value-type="string">
            <text:p>20170407.......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56">
            <text:p>56</text:p>
          </table:table-cell>
          <table:table-cell office:value-type="string">
            <text:p>20170117...0230</text:p>
          </table:table-cell>
          <table:table-cell office:value-type="float" office:value="0.45">
            <text:p>0.4500</text:p>
          </table:table-cell>
          <table:table-cell office:value-type="float" office:value="21.95">
            <text:p>21.950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57">
            <text:p>57</text:p>
          </table:table-cell>
          <table:table-cell office:value-type="string">
            <text:p>20170117...0230</text:p>
          </table:table-cell>
          <table:table-cell office:value-type="float" office:value="0.5438">
            <text:p>0.5438</text:p>
          </table:table-cell>
          <table:table-cell office:value-type="float" office:value="21.918">
            <text:p>21.918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58">
            <text:p>58</text:p>
          </table:table-cell>
          <table:table-cell office:value-type="string">
            <text:p>20170117...0230</text:p>
          </table:table-cell>
          <table:table-cell office:value-type="float" office:value="0.5906">
            <text:p>0.5906</text:p>
          </table:table-cell>
          <table:table-cell office:value-type="float" office:value="21.965">
            <text:p>21.965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59">
            <text:p>59</text:p>
          </table:table-cell>
          <table:table-cell office:value-type="string">
            <text:p>20170117...0230</text:p>
          </table:table-cell>
          <table:table-cell office:value-type="float" office:value="0.2781">
            <text:p>0.2781</text:p>
          </table:table-cell>
          <table:table-cell office:value-type="float" office:value="21.965">
            <text:p>21.965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61">
            <text:p>61</text:p>
          </table:table-cell>
          <table:table-cell office:value-type="string">
            <text:p>20170117...0230</text:p>
          </table:table-cell>
          <table:table-cell office:value-type="float" office:value="0.1375">
            <text:p>0.1375</text:p>
          </table:table-cell>
          <table:table-cell office:value-type="float" office:value="21.887">
            <text:p>21.887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OLTEMPERAT0251</text:p>
          </table:table-cell>
          <table:table-cell office:value-type="float" office:value="91">
            <text:p>91</text:p>
          </table:table-cell>
          <table:table-cell office:value-type="string">
            <text:p>20170117...0251</text:p>
          </table:table-cell>
          <table:table-cell office:value-type="float" office:value="0.0286">
            <text:p>0.0286</text:p>
          </table:table-cell>
          <table:table-cell office:value-type="float" office:value="26.903">
            <text:p>26.903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A</text:p>
          </table:table-cell>
          <table:table-cell/>
          <table:table-cell office:value-type="string">
            <text:p>no unlock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LTEMPERAT0251</text:p>
          </table:table-cell>
          <table:table-cell office:value-type="float" office:value="100">
            <text:p>100</text:p>
          </table:table-cell>
          <table:table-cell office:value-type="string">
            <text:p>20170117...0251</text:p>
          </table:table-cell>
          <table:table-cell office:value-type="float" office:value="0.5496">
            <text:p>0.5496</text:p>
          </table:table-cell>
          <table:table-cell office:value-type="float" office:value="24.362">
            <text:p>24.362</text:p>
          </table:table-cell>
          <table:table-cell office:value-type="string">
            <text:p>20170553..01.22</text:p>
          </table:table-cell>
          <table:table-cell table:number-columns-repeated="3"/>
          <table:table-cell table:formula="of:=IF([.D76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01">
            <text:p>101</text:p>
          </table:table-cell>
          <table:table-cell office:value-type="string">
            <text:p>20170117...0251</text:p>
          </table:table-cell>
          <table:table-cell office:value-type="float" office:value="-0.0754">
            <text:p>-0.0754</text:p>
          </table:table-cell>
          <table:table-cell office:value-type="float" office:value="27.174">
            <text:p>27.17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77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02">
            <text:p>102</text:p>
          </table:table-cell>
          <table:table-cell office:value-type="string">
            <text:p>20170117...0251</text:p>
          </table:table-cell>
          <table:table-cell office:value-type="float" office:value="0.4246">
            <text:p>0.4246</text:p>
          </table:table-cell>
          <table:table-cell office:value-type="float" office:value="27.174">
            <text:p>27.17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7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03">
            <text:p>103</text:p>
          </table:table-cell>
          <table:table-cell office:value-type="string">
            <text:p>20170117...0251</text:p>
          </table:table-cell>
          <table:table-cell office:value-type="float" office:value="0.6278">
            <text:p>0.6278</text:p>
          </table:table-cell>
          <table:table-cell office:value-type="float" office:value="27.19">
            <text:p>27.190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7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04">
            <text:p>104</text:p>
          </table:table-cell>
          <table:table-cell office:value-type="string">
            <text:p>20170117...0251</text:p>
          </table:table-cell>
          <table:table-cell office:value-type="float" office:value="-0.4347">
            <text:p>-0.4347</text:p>
          </table:table-cell>
          <table:table-cell office:value-type="float" office:value="27.502">
            <text:p>27.50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8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05">
            <text:p>105</text:p>
          </table:table-cell>
          <table:table-cell office:value-type="string">
            <text:p>20170117...0251</text:p>
          </table:table-cell>
          <table:table-cell office:value-type="float" office:value="0.0965">
            <text:p>0.0965</text:p>
          </table:table-cell>
          <table:table-cell office:value-type="float" office:value="27.471">
            <text:p>27.47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8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06">
            <text:p>106</text:p>
          </table:table-cell>
          <table:table-cell office:value-type="string">
            <text:p>20170117...0251</text:p>
          </table:table-cell>
          <table:table-cell office:value-type="float" office:value="-0.4191">
            <text:p>-0.4191</text:p>
          </table:table-cell>
          <table:table-cell office:value-type="float" office:value="27.518">
            <text:p>27.518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8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07">
            <text:p>107</text:p>
          </table:table-cell>
          <table:table-cell office:value-type="string">
            <text:p>20170117...0251</text:p>
          </table:table-cell>
          <table:table-cell office:value-type="float" office:value="0.0653">
            <text:p>0.0653</text:p>
          </table:table-cell>
          <table:table-cell office:value-type="float" office:value="27.565">
            <text:p>27.56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8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08">
            <text:p>108</text:p>
          </table:table-cell>
          <table:table-cell office:value-type="string">
            <text:p>20170117...0251</text:p>
          </table:table-cell>
          <table:table-cell office:value-type="float" office:value="-0.0285">
            <text:p>-0.0285</text:p>
          </table:table-cell>
          <table:table-cell office:value-type="float" office:value="27.596">
            <text:p>27.59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8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09">
            <text:p>109</text:p>
          </table:table-cell>
          <table:table-cell office:value-type="string">
            <text:p>20170117...0251</text:p>
          </table:table-cell>
          <table:table-cell office:value-type="float" office:value="0.2371">
            <text:p>0.2371</text:p>
          </table:table-cell>
          <table:table-cell office:value-type="float" office:value="27.549">
            <text:p>27.54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8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OLTEMPERAT0251</text:p>
          </table:table-cell>
          <table:table-cell office:value-type="float" office:value="110">
            <text:p>110</text:p>
          </table:table-cell>
          <table:table-cell office:value-type="string">
            <text:p>20170117...0251</text:p>
          </table:table-cell>
          <table:table-cell office:value-type="float" office:value="0.1693">
            <text:p>0.1693</text:p>
          </table:table-cell>
          <table:table-cell office:value-type="float" office:value="26.419">
            <text:p>26.419</text:p>
          </table:table-cell>
          <table:table-cell office:value-type="string">
            <text:p>20170626..01.23</text:p>
          </table:table-cell>
          <table:table-cell table:number-columns-repeated="3"/>
          <table:table-cell table:formula="of:=IF([.D86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11">
            <text:p>111</text:p>
          </table:table-cell>
          <table:table-cell office:value-type="string">
            <text:p>20170117...0251</text:p>
          </table:table-cell>
          <table:table-cell office:value-type="float" office:value="0.159">
            <text:p>0.1590</text:p>
          </table:table-cell>
          <table:table-cell office:value-type="float" office:value="27.909">
            <text:p>27.90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87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12">
            <text:p>112</text:p>
          </table:table-cell>
          <table:table-cell office:value-type="string">
            <text:p>20170117...0251</text:p>
          </table:table-cell>
          <table:table-cell office:value-type="float" office:value="-0.0285">
            <text:p>-0.0285</text:p>
          </table:table-cell>
          <table:table-cell office:value-type="float" office:value="27.909">
            <text:p>27.90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8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13">
            <text:p>113</text:p>
          </table:table-cell>
          <table:table-cell office:value-type="string">
            <text:p>20170117...0251</text:p>
          </table:table-cell>
          <table:table-cell office:value-type="float" office:value="0.3621">
            <text:p>0.3621</text:p>
          </table:table-cell>
          <table:table-cell office:value-type="float" office:value="27.924">
            <text:p>27.92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8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14">
            <text:p>114</text:p>
          </table:table-cell>
          <table:table-cell office:value-type="string">
            <text:p>20170117...0251</text:p>
          </table:table-cell>
          <table:table-cell office:value-type="float" office:value="0.1746">
            <text:p>0.1746</text:p>
          </table:table-cell>
          <table:table-cell office:value-type="float" office:value="28.112">
            <text:p>28.112</text:p>
          </table:table-cell>
          <table:table-cell office:value-type="string">
            <text:p>20170553..01.22</text:p>
          </table:table-cell>
          <table:table-cell table:number-columns-repeated="3"/>
          <table:table-cell table:formula="of:=IF([.D9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15">
            <text:p>115</text:p>
          </table:table-cell>
          <table:table-cell office:value-type="string">
            <text:p>20170117...0251</text:p>
          </table:table-cell>
          <table:table-cell office:value-type="float" office:value="0.0653">
            <text:p>0.0653</text:p>
          </table:table-cell>
          <table:table-cell office:value-type="float" office:value="28.065">
            <text:p>28.06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9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16">
            <text:p>116</text:p>
          </table:table-cell>
          <table:table-cell office:value-type="string">
            <text:p>20170117...0251</text:p>
          </table:table-cell>
          <table:table-cell office:value-type="float" office:value="0.8153">
            <text:p>0.8153</text:p>
          </table:table-cell>
          <table:table-cell office:value-type="float" office:value="28.065">
            <text:p>28.065</text:p>
          </table:table-cell>
          <table:table-cell office:value-type="string">
            <text:p>20170553..01.22</text:p>
          </table:table-cell>
          <table:table-cell table:number-columns-repeated="3"/>
          <table:table-cell table:formula="of:=IF([.D9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17">
            <text:p>117</text:p>
          </table:table-cell>
          <table:table-cell office:value-type="string">
            <text:p>20170117...0251</text:p>
          </table:table-cell>
          <table:table-cell office:value-type="float" office:value="0.5809">
            <text:p>0.5809</text:p>
          </table:table-cell>
          <table:table-cell office:value-type="float" office:value="28.143">
            <text:p>28.143</text:p>
          </table:table-cell>
          <table:table-cell office:value-type="string">
            <text:p>20170553..01.22</text:p>
          </table:table-cell>
          <table:table-cell table:number-columns-repeated="3"/>
          <table:table-cell table:formula="of:=IF([.D9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18">
            <text:p>118</text:p>
          </table:table-cell>
          <table:table-cell office:value-type="string">
            <text:p>20170117...0251</text:p>
          </table:table-cell>
          <table:table-cell office:value-type="float" office:value="0.7474">
            <text:p>0.7474</text:p>
          </table:table-cell>
          <table:table-cell office:value-type="float" office:value="25.184">
            <text:p>25.184</text:p>
          </table:table-cell>
          <table:table-cell office:value-type="string">
            <text:p>20170553..01.22</text:p>
          </table:table-cell>
          <table:table-cell table:number-columns-repeated="3"/>
          <table:table-cell table:formula="of:=IF([.D9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19">
            <text:p>119</text:p>
          </table:table-cell>
          <table:table-cell office:value-type="string">
            <text:p>20170117...0251</text:p>
          </table:table-cell>
          <table:table-cell office:value-type="float" office:value="0.5599">
            <text:p>0.5599</text:p>
          </table:table-cell>
          <table:table-cell office:value-type="float" office:value="25.184">
            <text:p>25.184</text:p>
          </table:table-cell>
          <table:table-cell office:value-type="string">
            <text:p>20170553..01.22</text:p>
          </table:table-cell>
          <table:table-cell table:number-columns-repeated="3"/>
          <table:table-cell table:formula="of:=IF([.D9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51</text:p>
          </table:table-cell>
          <table:table-cell office:value-type="float" office:value="120">
            <text:p>120</text:p>
          </table:table-cell>
          <table:table-cell office:value-type="string">
            <text:p>20170117...0251</text:p>
          </table:table-cell>
          <table:table-cell office:value-type="float" office:value="0.3568">
            <text:p>0.3568</text:p>
          </table:table-cell>
          <table:table-cell office:value-type="float" office:value="24.231">
            <text:p>24.231</text:p>
          </table:table-cell>
          <table:table-cell office:value-type="string">
            <text:p>20170553..01.22</text:p>
          </table:table-cell>
          <table:table-cell table:number-columns-repeated="3"/>
          <table:table-cell table:formula="of:=IF([.D96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21">
            <text:p>121</text:p>
          </table:table-cell>
          <table:table-cell office:value-type="string">
            <text:p>20170117...0251</text:p>
          </table:table-cell>
          <table:table-cell office:value-type="float" office:value="0.0653">
            <text:p>0.0653</text:p>
          </table:table-cell>
          <table:table-cell office:value-type="float" office:value="24.315">
            <text:p>24.31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97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22">
            <text:p>122</text:p>
          </table:table-cell>
          <table:table-cell office:value-type="string">
            <text:p>20170117...0251</text:p>
          </table:table-cell>
          <table:table-cell office:value-type="float" office:value="0.5496">
            <text:p>0.5496</text:p>
          </table:table-cell>
          <table:table-cell office:value-type="float" office:value="24.362">
            <text:p>24.36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9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23">
            <text:p>123</text:p>
          </table:table-cell>
          <table:table-cell office:value-type="string">
            <text:p>20170117...0251</text:p>
          </table:table-cell>
          <table:table-cell office:value-type="float" office:value="0.659">
            <text:p>0.6590</text:p>
          </table:table-cell>
          <table:table-cell office:value-type="float" office:value="24.346">
            <text:p>24.34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9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24">
            <text:p>124</text:p>
          </table:table-cell>
          <table:table-cell office:value-type="string">
            <text:p>20170117...0251</text:p>
          </table:table-cell>
          <table:table-cell office:value-type="float" office:value="0.4818">
            <text:p>0.4818</text:p>
          </table:table-cell>
          <table:table-cell office:value-type="float" office:value="24.231">
            <text:p>24.23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0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25">
            <text:p>125</text:p>
          </table:table-cell>
          <table:table-cell office:value-type="string">
            <text:p>20170117...0251</text:p>
          </table:table-cell>
          <table:table-cell office:value-type="float" office:value="0.4349">
            <text:p>0.4349</text:p>
          </table:table-cell>
          <table:table-cell office:value-type="float" office:value="24.247">
            <text:p>24.24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0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26">
            <text:p>126</text:p>
          </table:table-cell>
          <table:table-cell office:value-type="string">
            <text:p>20170117...0251</text:p>
          </table:table-cell>
          <table:table-cell office:value-type="float" office:value="1.2161">
            <text:p>1.2161</text:p>
          </table:table-cell>
          <table:table-cell office:value-type="float" office:value="24.716">
            <text:p>24.71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0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27">
            <text:p>127</text:p>
          </table:table-cell>
          <table:table-cell office:value-type="string">
            <text:p>20170117...0251</text:p>
          </table:table-cell>
          <table:table-cell office:value-type="float" office:value="0.4974">
            <text:p>0.4974</text:p>
          </table:table-cell>
          <table:table-cell office:value-type="float" office:value="26.747">
            <text:p>26.74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0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28">
            <text:p>128</text:p>
          </table:table-cell>
          <table:table-cell office:value-type="string">
            <text:p>20170117...0251</text:p>
          </table:table-cell>
          <table:table-cell office:value-type="float" office:value="0.1849">
            <text:p>0.1849</text:p>
          </table:table-cell>
          <table:table-cell office:value-type="float" office:value="26.747">
            <text:p>26.74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0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29">
            <text:p>129</text:p>
          </table:table-cell>
          <table:table-cell office:value-type="string">
            <text:p>20170117...0251</text:p>
          </table:table-cell>
          <table:table-cell office:value-type="float" office:value="0.6693">
            <text:p>0.6693</text:p>
          </table:table-cell>
          <table:table-cell office:value-type="float" office:value="26.731">
            <text:p>26.73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0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/>
          <table:table-cell table:number-columns-repeated="8"/>
          <table:table-cell table:formula="of:=IF([.D106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31">
            <text:p>131</text:p>
          </table:table-cell>
          <table:table-cell office:value-type="string">
            <text:p>20170117...0251</text:p>
          </table:table-cell>
          <table:table-cell office:value-type="float" office:value="-0.0026">
            <text:p>-0.0026</text:p>
          </table:table-cell>
          <table:table-cell office:value-type="float" office:value="25.184">
            <text:p>25.18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07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32">
            <text:p>132</text:p>
          </table:table-cell>
          <table:table-cell office:value-type="string">
            <text:p>20170117...0251</text:p>
          </table:table-cell>
          <table:table-cell office:value-type="float" office:value="0.4193">
            <text:p>0.4193</text:p>
          </table:table-cell>
          <table:table-cell office:value-type="float" office:value="25.481">
            <text:p>25.48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0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33">
            <text:p>133</text:p>
          </table:table-cell>
          <table:table-cell office:value-type="string">
            <text:p>20170117...0251</text:p>
          </table:table-cell>
          <table:table-cell office:value-type="float" office:value="0.5286">
            <text:p>0.5286</text:p>
          </table:table-cell>
          <table:table-cell office:value-type="float" office:value="25.466">
            <text:p>25.46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0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34">
            <text:p>134</text:p>
          </table:table-cell>
          <table:table-cell office:value-type="string">
            <text:p>20170117...0251</text:p>
          </table:table-cell>
          <table:table-cell office:value-type="float" office:value="0.8411">
            <text:p>0.8411</text:p>
          </table:table-cell>
          <table:table-cell office:value-type="float" office:value="27.153">
            <text:p>27.153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1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35">
            <text:p>135</text:p>
          </table:table-cell>
          <table:table-cell office:value-type="string">
            <text:p>20170117...0251</text:p>
          </table:table-cell>
          <table:table-cell office:value-type="float" office:value="0.2943">
            <text:p>0.2943</text:p>
          </table:table-cell>
          <table:table-cell office:value-type="float" office:value="27.169">
            <text:p>27.16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1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36">
            <text:p>136</text:p>
          </table:table-cell>
          <table:table-cell office:value-type="string">
            <text:p>20170117...0251</text:p>
          </table:table-cell>
          <table:table-cell office:value-type="float" office:value="0.4974">
            <text:p>0.4974</text:p>
          </table:table-cell>
          <table:table-cell office:value-type="float" office:value="27.184">
            <text:p>27.18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1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37">
            <text:p>137</text:p>
          </table:table-cell>
          <table:table-cell office:value-type="string">
            <text:p>20170117...0251</text:p>
          </table:table-cell>
          <table:table-cell office:value-type="float" office:value="0.2474">
            <text:p>0.2474</text:p>
          </table:table-cell>
          <table:table-cell office:value-type="float" office:value="26.747">
            <text:p>26.74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1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38">
            <text:p>138</text:p>
          </table:table-cell>
          <table:table-cell office:value-type="string">
            <text:p>20170117...0251</text:p>
          </table:table-cell>
          <table:table-cell office:value-type="float" office:value="-0.112">
            <text:p>-0.1120</text:p>
          </table:table-cell>
          <table:table-cell office:value-type="float" office:value="27.138">
            <text:p>27.138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1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39">
            <text:p>139</text:p>
          </table:table-cell>
          <table:table-cell office:value-type="string">
            <text:p>20170117...0251</text:p>
          </table:table-cell>
          <table:table-cell office:value-type="float" office:value="-0.1901">
            <text:p>-0.1901</text:p>
          </table:table-cell>
          <table:table-cell office:value-type="float" office:value="26.997">
            <text:p>26.99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1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/>
          <table:table-cell table:number-columns-repeated="8"/>
          <table:table-cell table:formula="of:=IF([.D116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/>
          <table:table-cell table:number-columns-repeated="8"/>
          <table:table-cell table:formula="of:=IF([.D117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41">
            <text:p>141</text:p>
          </table:table-cell>
          <table:table-cell office:value-type="string">
            <text:p>20170117...0251</text:p>
          </table:table-cell>
          <table:table-cell office:value-type="float" office:value="0.5443">
            <text:p>0.5443</text:p>
          </table:table-cell>
          <table:table-cell office:value-type="float" office:value="27.044">
            <text:p>27.04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1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42">
            <text:p>142</text:p>
          </table:table-cell>
          <table:table-cell office:value-type="string">
            <text:p>20170117...0251</text:p>
          </table:table-cell>
          <table:table-cell office:value-type="float" office:value="0.2943">
            <text:p>0.2943</text:p>
          </table:table-cell>
          <table:table-cell office:value-type="float" office:value="26.981">
            <text:p>26.98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1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43">
            <text:p>143</text:p>
          </table:table-cell>
          <table:table-cell office:value-type="string">
            <text:p>20170117...0251</text:p>
          </table:table-cell>
          <table:table-cell office:value-type="float" office:value="0.1693">
            <text:p>0.1693</text:p>
          </table:table-cell>
          <table:table-cell office:value-type="float" office:value="26.981">
            <text:p>26.98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2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44">
            <text:p>144</text:p>
          </table:table-cell>
          <table:table-cell office:value-type="string">
            <text:p>20170117...0251</text:p>
          </table:table-cell>
          <table:table-cell office:value-type="float" office:value="0.3724">
            <text:p>0.3724</text:p>
          </table:table-cell>
          <table:table-cell office:value-type="float" office:value="27.372">
            <text:p>27.37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2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45">
            <text:p>145</text:p>
          </table:table-cell>
          <table:table-cell office:value-type="string">
            <text:p>20170117...0251</text:p>
          </table:table-cell>
          <table:table-cell office:value-type="float" office:value="0.8568">
            <text:p>0.8568</text:p>
          </table:table-cell>
          <table:table-cell office:value-type="float" office:value="27.356">
            <text:p>27.35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2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46">
            <text:p>146</text:p>
          </table:table-cell>
          <table:table-cell office:value-type="string">
            <text:p>20170117...0251</text:p>
          </table:table-cell>
          <table:table-cell office:value-type="float" office:value="0.4661">
            <text:p>0.4661</text:p>
          </table:table-cell>
          <table:table-cell office:value-type="float" office:value="27.341">
            <text:p>27.34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2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47">
            <text:p>147</text:p>
          </table:table-cell>
          <table:table-cell office:value-type="string">
            <text:p>20170117...0251</text:p>
          </table:table-cell>
          <table:table-cell office:value-type="float" office:value="0.388">
            <text:p>0.3880</text:p>
          </table:table-cell>
          <table:table-cell office:value-type="float" office:value="27.325">
            <text:p>27.32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2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48">
            <text:p>148</text:p>
          </table:table-cell>
          <table:table-cell office:value-type="string">
            <text:p>20170117...0251</text:p>
          </table:table-cell>
          <table:table-cell office:value-type="float" office:value="-0.3464">
            <text:p>-0.3464</text:p>
          </table:table-cell>
          <table:table-cell office:value-type="float" office:value="27.591">
            <text:p>27.59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2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49">
            <text:p>149</text:p>
          </table:table-cell>
          <table:table-cell office:value-type="string">
            <text:p>20170117...0251</text:p>
          </table:table-cell>
          <table:table-cell office:value-type="float" office:value="0.0443">
            <text:p>0.0443</text:p>
          </table:table-cell>
          <table:table-cell office:value-type="float" office:value="27.856">
            <text:p>27.85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26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OLTEMPERAT0251</text:p>
          </table:table-cell>
          <table:table-cell office:value-type="float" office:value="150">
            <text:p>150</text:p>
          </table:table-cell>
          <table:table-cell office:value-type="string">
            <text:p>20170117...0251</text:p>
          </table:table-cell>
          <table:table-cell office:value-type="float" office:value="0.1068">
            <text:p>0.1068</text:p>
          </table:table-cell>
          <table:table-cell office:value-type="float" office:value="26.419">
            <text:p>26.419</text:p>
          </table:table-cell>
          <table:table-cell office:value-type="string">
            <text:p>20170626..01.23</text:p>
          </table:table-cell>
          <table:table-cell table:number-columns-repeated="3"/>
          <table:table-cell table:formula="of:=IF([.D127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141">
            <text:p>141</text:p>
          </table:table-cell>
          <table:table-cell office:value-type="string">
            <text:p>20170117...0251</text:p>
          </table:table-cell>
          <table:table-cell office:value-type="float" office:value="0.0286">
            <text:p>0.0286</text:p>
          </table:table-cell>
          <table:table-cell office:value-type="float" office:value="27.591">
            <text:p>27.591</text:p>
          </table:table-cell>
          <table:table-cell office:value-type="string">
            <text:p>20170553..01.22</text:p>
          </table:table-cell>
          <table:table-cell/>
          <table:table-cell office:value-type="string">
            <text:p>can not unlock</text:p>
          </table:table-cell>
          <table:table-cell office:value-type="string">
            <text:p>A</text:p>
          </table:table-cell>
          <table:table-cell table:formula="of:=IF([.D128]=&quot;SOLTEMPERAT0251&quot;;1;0)" office:value-type="float" office:value="1">
            <text:p>1</text:p>
          </table:table-cell>
          <table:table-cell/>
          <table:table-cell office:value-type="string">
            <text:p>141a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152">
            <text:p>152</text:p>
          </table:table-cell>
          <table:table-cell office:value-type="string">
            <text:p>20170117...0251</text:p>
          </table:table-cell>
          <table:table-cell office:value-type="float" office:value="0.0286">
            <text:p>0.0286</text:p>
          </table:table-cell>
          <table:table-cell office:value-type="float" office:value="27.591">
            <text:p>27.59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A</text:p>
          </table:table-cell>
          <table:table-cell table:formula="of:=IF([.D12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153">
            <text:p>153</text:p>
          </table:table-cell>
          <table:table-cell office:value-type="string">
            <text:p>20170117...0251</text:p>
          </table:table-cell>
          <table:table-cell office:value-type="float" office:value="-0.0651">
            <text:p>-0.0651</text:p>
          </table:table-cell>
          <table:table-cell office:value-type="float" office:value="27.559">
            <text:p>27.559</text:p>
          </table:table-cell>
          <table:table-cell office:value-type="string">
            <text:p>20170553..01.22</text:p>
          </table:table-cell>
          <table:table-cell/>
          <table:table-cell office:value-type="string">
            <text:p>can not unlock</text:p>
          </table:table-cell>
          <table:table-cell office:value-type="string">
            <text:p>A</text:p>
          </table:table-cell>
          <table:table-cell table:formula="of:=IF([.D13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54">
            <text:p>154</text:p>
          </table:table-cell>
          <table:table-cell office:value-type="string">
            <text:p>20170117...0251</text:p>
          </table:table-cell>
          <table:table-cell office:value-type="float" office:value="0.1224">
            <text:p>0.1224</text:p>
          </table:table-cell>
          <table:table-cell office:value-type="float" office:value="27.872">
            <text:p>27.87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3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55">
            <text:p>155</text:p>
          </table:table-cell>
          <table:table-cell office:value-type="string">
            <text:p>20170117...0251</text:p>
          </table:table-cell>
          <table:table-cell office:value-type="float" office:value="0.7474">
            <text:p>0.7474</text:p>
          </table:table-cell>
          <table:table-cell office:value-type="float" office:value="27.872">
            <text:p>27.87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3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56">
            <text:p>156</text:p>
          </table:table-cell>
          <table:table-cell office:value-type="string">
            <text:p>20170117...0251</text:p>
          </table:table-cell>
          <table:table-cell office:value-type="float" office:value="0.4505">
            <text:p>0.4505</text:p>
          </table:table-cell>
          <table:table-cell office:value-type="float" office:value="27.888">
            <text:p>27.888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3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57">
            <text:p>157</text:p>
          </table:table-cell>
          <table:table-cell office:value-type="string">
            <text:p>20170117...0251</text:p>
          </table:table-cell>
          <table:table-cell office:value-type="float" office:value="-0.1745">
            <text:p>-0.1745</text:p>
          </table:table-cell>
          <table:table-cell office:value-type="float" office:value="28.013">
            <text:p>28.013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3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58">
            <text:p>158</text:p>
          </table:table-cell>
          <table:table-cell office:value-type="string">
            <text:p>20170117...0251</text:p>
          </table:table-cell>
          <table:table-cell office:value-type="float" office:value="0.3099">
            <text:p>0.3099</text:p>
          </table:table-cell>
          <table:table-cell office:value-type="float" office:value="27.997">
            <text:p>27.99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C</text:p>
          </table:table-cell>
          <table:table-cell table:formula="of:=IF([.D13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59">
            <text:p>159</text:p>
          </table:table-cell>
          <table:table-cell office:value-type="string">
            <text:p>20170117...0251</text:p>
          </table:table-cell>
          <table:table-cell office:value-type="float" office:value="0.1536">
            <text:p>0.1536</text:p>
          </table:table-cell>
          <table:table-cell office:value-type="float" office:value="28.028">
            <text:p>28.028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C</text:p>
          </table:table-cell>
          <table:table-cell table:formula="of:=IF([.D136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/>
          <table:table-cell table:number-columns-repeated="8"/>
          <table:table-cell table:formula="of:=IF([.D137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61">
            <text:p>161</text:p>
          </table:table-cell>
          <table:table-cell office:value-type="string">
            <text:p>20170117...0251</text:p>
          </table:table-cell>
          <table:table-cell office:value-type="float" office:value="0.2943">
            <text:p>0.2943</text:p>
          </table:table-cell>
          <table:table-cell office:value-type="float" office:value="27.919">
            <text:p>27.91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3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62">
            <text:p>162</text:p>
          </table:table-cell>
          <table:table-cell office:value-type="string">
            <text:p>20170117...0251</text:p>
          </table:table-cell>
          <table:table-cell office:value-type="float" office:value="0.3568">
            <text:p>0.3568</text:p>
          </table:table-cell>
          <table:table-cell office:value-type="float" office:value="27.981">
            <text:p>27.98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3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63">
            <text:p>163</text:p>
          </table:table-cell>
          <table:table-cell office:value-type="string">
            <text:p>20170117...0251</text:p>
          </table:table-cell>
          <table:table-cell office:value-type="float" office:value="0.3568">
            <text:p>0.3568</text:p>
          </table:table-cell>
          <table:table-cell office:value-type="float" office:value="27.919">
            <text:p>27.91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4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64">
            <text:p>164</text:p>
          </table:table-cell>
          <table:table-cell office:value-type="string">
            <text:p>20170117...0251</text:p>
          </table:table-cell>
          <table:table-cell office:value-type="float" office:value="-0.0651">
            <text:p>-0.0651</text:p>
          </table:table-cell>
          <table:table-cell office:value-type="float" office:value="27.997">
            <text:p>27.99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4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65">
            <text:p>165</text:p>
          </table:table-cell>
          <table:table-cell office:value-type="string">
            <text:p>20170117...0251</text:p>
          </table:table-cell>
          <table:table-cell office:value-type="float" office:value="0.3411">
            <text:p>0.3411</text:p>
          </table:table-cell>
          <table:table-cell office:value-type="float" office:value="27.966">
            <text:p>27.96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4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66">
            <text:p>166</text:p>
          </table:table-cell>
          <table:table-cell office:value-type="string">
            <text:p>20170117...0251</text:p>
          </table:table-cell>
          <table:table-cell office:value-type="float" office:value="-0.0026">
            <text:p>-0.0026</text:p>
          </table:table-cell>
          <table:table-cell office:value-type="float" office:value="26.809">
            <text:p>26.80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4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67">
            <text:p>167</text:p>
          </table:table-cell>
          <table:table-cell office:value-type="string">
            <text:p>20170117...0251</text:p>
          </table:table-cell>
          <table:table-cell office:value-type="float" office:value="-0.2526">
            <text:p>-0.2526</text:p>
          </table:table-cell>
          <table:table-cell office:value-type="float" office:value="26.684">
            <text:p>26.68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4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68">
            <text:p>168</text:p>
          </table:table-cell>
          <table:table-cell office:value-type="string">
            <text:p>20170117...0251</text:p>
          </table:table-cell>
          <table:table-cell office:value-type="float" office:value="-0.1901">
            <text:p>-0.1901</text:p>
          </table:table-cell>
          <table:table-cell office:value-type="float" office:value="26.559">
            <text:p>26.55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4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69">
            <text:p>169</text:p>
          </table:table-cell>
          <table:table-cell office:value-type="string">
            <text:p>20170117...0251</text:p>
          </table:table-cell>
          <table:table-cell office:value-type="float" office:value="-0.1901">
            <text:p>-0.1901</text:p>
          </table:table-cell>
          <table:table-cell office:value-type="float" office:value="26.872">
            <text:p>26.87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46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/>
          <table:table-cell table:number-columns-repeated="8"/>
          <table:table-cell table:formula="of:=IF([.D147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71">
            <text:p>171</text:p>
          </table:table-cell>
          <table:table-cell office:value-type="string">
            <text:p>20170117...0251</text:p>
          </table:table-cell>
          <table:table-cell office:value-type="float" office:value="0.4505">
            <text:p>0.4505</text:p>
          </table:table-cell>
          <table:table-cell office:value-type="float" office:value="26.825">
            <text:p>26.82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4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72">
            <text:p>172</text:p>
          </table:table-cell>
          <table:table-cell office:value-type="string">
            <text:p>20170117...0251</text:p>
          </table:table-cell>
          <table:table-cell office:value-type="float" office:value="0.6068">
            <text:p>0.6068</text:p>
          </table:table-cell>
          <table:table-cell office:value-type="float" office:value="26.856">
            <text:p>26.85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4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73">
            <text:p>173</text:p>
          </table:table-cell>
          <table:table-cell office:value-type="string">
            <text:p>20170117...0251</text:p>
          </table:table-cell>
          <table:table-cell office:value-type="float" office:value="0.638">
            <text:p>0.6380</text:p>
          </table:table-cell>
          <table:table-cell office:value-type="float" office:value="26.825">
            <text:p>26.82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5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74">
            <text:p>174</text:p>
          </table:table-cell>
          <table:table-cell office:value-type="string">
            <text:p>20170117...0251</text:p>
          </table:table-cell>
          <table:table-cell office:value-type="float" office:value="-0.0339">
            <text:p>-0.0339</text:p>
          </table:table-cell>
          <table:table-cell office:value-type="float" office:value="26.778">
            <text:p>26.778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5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75">
            <text:p>175</text:p>
          </table:table-cell>
          <table:table-cell office:value-type="string">
            <text:p>20170117...0251</text:p>
          </table:table-cell>
          <table:table-cell office:value-type="float" office:value="-0.362">
            <text:p>-0.3620</text:p>
          </table:table-cell>
          <table:table-cell office:value-type="float" office:value="26.825">
            <text:p>26.82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5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76">
            <text:p>176</text:p>
          </table:table-cell>
          <table:table-cell office:value-type="string">
            <text:p>20170117...0251</text:p>
          </table:table-cell>
          <table:table-cell office:value-type="float" office:value="0.1068">
            <text:p>0.1068</text:p>
          </table:table-cell>
          <table:table-cell office:value-type="float" office:value="26.794">
            <text:p>26.79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5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77">
            <text:p>177</text:p>
          </table:table-cell>
          <table:table-cell office:value-type="string">
            <text:p>20170117...0251</text:p>
          </table:table-cell>
          <table:table-cell office:value-type="float" office:value="0.2474">
            <text:p>0.2474</text:p>
          </table:table-cell>
          <table:table-cell office:value-type="float" office:value="26.934">
            <text:p>26.93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5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78">
            <text:p>178</text:p>
          </table:table-cell>
          <table:table-cell office:value-type="string">
            <text:p>20170117...0251</text:p>
          </table:table-cell>
          <table:table-cell office:value-type="float" office:value="-0.4089">
            <text:p>-0.4089</text:p>
          </table:table-cell>
          <table:table-cell office:value-type="float" office:value="26.903">
            <text:p>26.903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5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79">
            <text:p>179</text:p>
          </table:table-cell>
          <table:table-cell office:value-type="string">
            <text:p>20170117...0251</text:p>
          </table:table-cell>
          <table:table-cell office:value-type="float" office:value="-0.1745">
            <text:p>-0.1745</text:p>
          </table:table-cell>
          <table:table-cell office:value-type="float" office:value="26.95">
            <text:p>26.950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56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/>
          <table:table-cell table:number-columns-repeated="8"/>
          <table:table-cell table:formula="of:=IF([.D157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81">
            <text:p>181</text:p>
          </table:table-cell>
          <table:table-cell office:value-type="string">
            <text:p>20170117...0251</text:p>
          </table:table-cell>
          <table:table-cell office:value-type="float" office:value="0.3099">
            <text:p>0.3099</text:p>
          </table:table-cell>
          <table:table-cell office:value-type="float" office:value="26.559">
            <text:p>26.55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5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82">
            <text:p>182</text:p>
          </table:table-cell>
          <table:table-cell office:value-type="string">
            <text:p>20170117...0251</text:p>
          </table:table-cell>
          <table:table-cell office:value-type="float" office:value="-0.0807">
            <text:p>-0.0807</text:p>
          </table:table-cell>
          <table:table-cell office:value-type="float" office:value="26.544">
            <text:p>26.54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5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83">
            <text:p>183</text:p>
          </table:table-cell>
          <table:table-cell office:value-type="string">
            <text:p>20170117...0251</text:p>
          </table:table-cell>
          <table:table-cell office:value-type="float" office:value="0.1536">
            <text:p>0.1536</text:p>
          </table:table-cell>
          <table:table-cell office:value-type="float" office:value="26.591">
            <text:p>26.59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6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84">
            <text:p>184</text:p>
          </table:table-cell>
          <table:table-cell office:value-type="string">
            <text:p>20170117...0251</text:p>
          </table:table-cell>
          <table:table-cell office:value-type="float" office:value="-0.0026">
            <text:p>-0.0026</text:p>
          </table:table-cell>
          <table:table-cell office:value-type="float" office:value="26.872">
            <text:p>26.87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6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85">
            <text:p>185</text:p>
          </table:table-cell>
          <table:table-cell office:value-type="string">
            <text:p>20170117...0251</text:p>
          </table:table-cell>
          <table:table-cell office:value-type="float" office:value="-0.0964">
            <text:p>-0.0964</text:p>
          </table:table-cell>
          <table:table-cell office:value-type="float" office:value="26.841">
            <text:p>26.84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6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86">
            <text:p>186</text:p>
          </table:table-cell>
          <table:table-cell office:value-type="string">
            <text:p>20170117...0251</text:p>
          </table:table-cell>
          <table:table-cell office:value-type="float" office:value="0.1536">
            <text:p>0.1536</text:p>
          </table:table-cell>
          <table:table-cell office:value-type="float" office:value="26.841">
            <text:p>26.84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formula="of:=IF([.D16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187">
            <text:p>187</text:p>
          </table:table-cell>
          <table:table-cell office:value-type="string">
            <text:p>20170117...0251</text:p>
          </table:table-cell>
          <table:table-cell office:value-type="float" office:value="-0.3151">
            <text:p>-0.3151</text:p>
          </table:table-cell>
          <table:table-cell office:value-type="float" office:value="26.434">
            <text:p>26.434</text:p>
          </table:table-cell>
          <table:table-cell office:value-type="string">
            <text:p>20170553..01.22</text:p>
          </table:table-cell>
          <table:table-cell table:number-columns-repeated="3"/>
          <table:table-cell table:formula="of:=IF([.D16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188">
            <text:p>188</text:p>
          </table:table-cell>
          <table:table-cell office:value-type="string">
            <text:p>20170117...0251</text:p>
          </table:table-cell>
          <table:table-cell office:value-type="float" office:value="-0.0182">
            <text:p>-0.0182</text:p>
          </table:table-cell>
          <table:table-cell office:value-type="float" office:value="26.356">
            <text:p>26.356</text:p>
          </table:table-cell>
          <table:table-cell office:value-type="string">
            <text:p>20170553..01.22</text:p>
          </table:table-cell>
          <table:table-cell table:number-columns-repeated="3"/>
          <table:table-cell table:formula="of:=IF([.D16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189">
            <text:p>189</text:p>
          </table:table-cell>
          <table:table-cell office:value-type="string">
            <text:p>20170117...0251</text:p>
          </table:table-cell>
          <table:table-cell office:value-type="float" office:value="0.3255">
            <text:p>0.3255</text:p>
          </table:table-cell>
          <table:table-cell office:value-type="float" office:value="26.388">
            <text:p>26.388</text:p>
          </table:table-cell>
          <table:table-cell office:value-type="string">
            <text:p>20170553..01.22</text:p>
          </table:table-cell>
          <table:table-cell table:number-columns-repeated="3"/>
          <table:table-cell table:formula="of:=IF([.D166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/>
          <table:table-cell table:number-columns-repeated="8"/>
          <table:table-cell table:formula="of:=IF([.D167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91">
            <text:p>191</text:p>
          </table:table-cell>
          <table:table-cell office:value-type="string">
            <text:p>20170117...0251</text:p>
          </table:table-cell>
          <table:table-cell office:value-type="float" office:value="-0.2839">
            <text:p>-0.2839</text:p>
          </table:table-cell>
          <table:table-cell office:value-type="float" office:value="27.028">
            <text:p>27.028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6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92">
            <text:p>192</text:p>
          </table:table-cell>
          <table:table-cell office:value-type="string">
            <text:p>20170117...0251</text:p>
          </table:table-cell>
          <table:table-cell office:value-type="float" office:value="-0.7057">
            <text:p>-0.7057</text:p>
          </table:table-cell>
          <table:table-cell office:value-type="float" office:value="27.044">
            <text:p>27.044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6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93">
            <text:p>193</text:p>
          </table:table-cell>
          <table:table-cell office:value-type="string">
            <text:p>20170117...0251</text:p>
          </table:table-cell>
          <table:table-cell office:value-type="float" office:value="0.0443">
            <text:p>0.0443</text:p>
          </table:table-cell>
          <table:table-cell office:value-type="float" office:value="27.044">
            <text:p>27.044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7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94">
            <text:p>194</text:p>
          </table:table-cell>
          <table:table-cell office:value-type="string">
            <text:p>20170117...0251</text:p>
          </table:table-cell>
          <table:table-cell office:value-type="float" office:value="-0.6745">
            <text:p>-0.6745</text:p>
          </table:table-cell>
          <table:table-cell office:value-type="float" office:value="27.075">
            <text:p>27.075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7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95">
            <text:p>195</text:p>
          </table:table-cell>
          <table:table-cell office:value-type="string">
            <text:p>20170117...0251</text:p>
          </table:table-cell>
          <table:table-cell office:value-type="float" office:value="-0.3307">
            <text:p>-0.3307</text:p>
          </table:table-cell>
          <table:table-cell office:value-type="float" office:value="27.106">
            <text:p>27.106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7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96">
            <text:p>196</text:p>
          </table:table-cell>
          <table:table-cell office:value-type="string">
            <text:p>20170117...0251</text:p>
          </table:table-cell>
          <table:table-cell office:value-type="float" office:value="-0.2839">
            <text:p>-0.2839</text:p>
          </table:table-cell>
          <table:table-cell office:value-type="float" office:value="27.091">
            <text:p>27.091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7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table:number-columns-repeated="2"/>
          <table:table-cell office:value-type="string">
            <text:p>not exist addr confusion</text:p>
          </table:table-cell>
          <table:table-cell table:number-columns-repeated="8"/>
          <table:table-cell table:formula="of:=IF([.D174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table:number-columns-repeated="2"/>
          <table:table-cell office:value-type="string">
            <text:p>not exist addr confusion</text:p>
          </table:table-cell>
          <table:table-cell table:number-columns-repeated="8"/>
          <table:table-cell table:formula="of:=IF([.D175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table:number-columns-repeated="2"/>
          <table:table-cell office:value-type="string">
            <text:p>not exist addr confusion</text:p>
          </table:table-cell>
          <table:table-cell table:number-columns-repeated="8"/>
          <table:table-cell table:formula="of:=IF([.D176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LTEMPERAT0251</text:p>
          </table:table-cell>
          <table:table-cell office:value-type="float" office:value="200">
            <text:p>200</text:p>
          </table:table-cell>
          <table:table-cell office:value-type="string">
            <text:p>20170117...0251</text:p>
          </table:table-cell>
          <table:table-cell office:value-type="float" office:value="-0.112">
            <text:p>-0.1120</text:p>
          </table:table-cell>
          <table:table-cell office:value-type="float" office:value="26.388">
            <text:p>26.388</text:p>
          </table:table-cell>
          <table:table-cell office:value-type="string">
            <text:p>20170553..01.22</text:p>
          </table:table-cell>
          <table:table-cell table:number-columns-repeated="3"/>
          <table:table-cell table:formula="of:=IF([.D177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77]+1" office:value-type="float" office:value="201">
            <text:p>2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01">
            <text:p>201</text:p>
          </table:table-cell>
          <table:table-cell office:value-type="string">
            <text:p>20170117...0251</text:p>
          </table:table-cell>
          <table:table-cell office:value-type="float" office:value="-0.2839">
            <text:p>-0.2839</text:p>
          </table:table-cell>
          <table:table-cell office:value-type="float" office:value="26.966">
            <text:p>26.966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7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78]+1" office:value-type="float" office:value="202">
            <text:p>2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02">
            <text:p>202</text:p>
          </table:table-cell>
          <table:table-cell office:value-type="string">
            <text:p>20170117...0251</text:p>
          </table:table-cell>
          <table:table-cell office:value-type="float" office:value="-0.6432">
            <text:p>-0.6432</text:p>
          </table:table-cell>
          <table:table-cell office:value-type="float" office:value="26.981">
            <text:p>26.981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7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79]+1" office:value-type="float" office:value="203">
            <text:p>20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03">
            <text:p>203</text:p>
          </table:table-cell>
          <table:table-cell office:value-type="string">
            <text:p>20170117...0251</text:p>
          </table:table-cell>
          <table:table-cell office:value-type="float" office:value="-0.2214">
            <text:p>-0.2214</text:p>
          </table:table-cell>
          <table:table-cell office:value-type="float" office:value="26.966">
            <text:p>26.966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8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80]+1" office:value-type="float" office:value="204">
            <text:p>20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04">
            <text:p>204</text:p>
          </table:table-cell>
          <table:table-cell office:value-type="string">
            <text:p>20170117...0251</text:p>
          </table:table-cell>
          <table:table-cell office:value-type="float" office:value="-0.2057">
            <text:p>-0.2057</text:p>
          </table:table-cell>
          <table:table-cell office:value-type="float" office:value="26.919">
            <text:p>26.919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8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81]+1" office:value-type="float" office:value="205">
            <text:p>20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05">
            <text:p>205</text:p>
          </table:table-cell>
          <table:table-cell office:value-type="string">
            <text:p>20170117...0251</text:p>
          </table:table-cell>
          <table:table-cell office:value-type="float" office:value="-0.4245">
            <text:p>-0.4245</text:p>
          </table:table-cell>
          <table:table-cell office:value-type="float" office:value="26.888">
            <text:p>26.888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8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82]+1" office:value-type="float" office:value="206">
            <text:p>20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06">
            <text:p>206</text:p>
          </table:table-cell>
          <table:table-cell office:value-type="string">
            <text:p>20170117...0251</text:p>
          </table:table-cell>
          <table:table-cell office:value-type="float" office:value="0.0911">
            <text:p>0.0911</text:p>
          </table:table-cell>
          <table:table-cell office:value-type="float" office:value="26.903">
            <text:p>26.903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8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83]+1" office:value-type="float" office:value="207">
            <text:p>20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07">
            <text:p>207</text:p>
          </table:table-cell>
          <table:table-cell office:value-type="string">
            <text:p>20170117...0251</text:p>
          </table:table-cell>
          <table:table-cell office:value-type="float" office:value="-0.3464">
            <text:p>-0.3464</text:p>
          </table:table-cell>
          <table:table-cell office:value-type="float" office:value="27.091">
            <text:p>27.091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8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84]+1" office:value-type="float" office:value="208">
            <text:p>20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08">
            <text:p>208</text:p>
          </table:table-cell>
          <table:table-cell office:value-type="string">
            <text:p>20170117...0251</text:p>
          </table:table-cell>
          <table:table-cell office:value-type="float" office:value="-0.4557">
            <text:p>-0.4557</text:p>
          </table:table-cell>
          <table:table-cell office:value-type="float" office:value="27.106">
            <text:p>27.106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8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85]+1" office:value-type="float" office:value="209">
            <text:p>20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09">
            <text:p>209</text:p>
          </table:table-cell>
          <table:table-cell office:value-type="string">
            <text:p>20170117...0251</text:p>
          </table:table-cell>
          <table:table-cell office:value-type="float" office:value="-0.237">
            <text:p>-0.2370</text:p>
          </table:table-cell>
          <table:table-cell office:value-type="float" office:value="27.075">
            <text:p>27.075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86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/>
          <table:table-cell table:number-columns-repeated="8"/>
          <table:table-cell table:formula="of:=IF([.D187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11">
            <text:p>211</text:p>
          </table:table-cell>
          <table:table-cell office:value-type="string">
            <text:p>20170117...0251</text:p>
          </table:table-cell>
          <table:table-cell office:value-type="float" office:value="-0.8307">
            <text:p>-0.8307</text:p>
          </table:table-cell>
          <table:table-cell office:value-type="float" office:value="26.919">
            <text:p>26.919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8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88]+1" office:value-type="float" office:value="212">
            <text:p>2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12">
            <text:p>212</text:p>
          </table:table-cell>
          <table:table-cell office:value-type="string">
            <text:p>20170117...0251</text:p>
          </table:table-cell>
          <table:table-cell office:value-type="float" office:value="-0.5651">
            <text:p>-0.5651</text:p>
          </table:table-cell>
          <table:table-cell office:value-type="float" office:value="26.934">
            <text:p>26.934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8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89]+1" office:value-type="float" office:value="213">
            <text:p>21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13">
            <text:p>213</text:p>
          </table:table-cell>
          <table:table-cell office:value-type="string">
            <text:p>20170117...0251</text:p>
          </table:table-cell>
          <table:table-cell office:value-type="float" office:value="-0.6589">
            <text:p>-0.6589</text:p>
          </table:table-cell>
          <table:table-cell office:value-type="float" office:value="26.966">
            <text:p>26.966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9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90]+1" office:value-type="float" office:value="214">
            <text:p>2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14">
            <text:p>214</text:p>
          </table:table-cell>
          <table:table-cell office:value-type="string">
            <text:p>20170117...0251</text:p>
          </table:table-cell>
          <table:table-cell office:value-type="float" office:value="-0.0807">
            <text:p>-0.0807</text:p>
          </table:table-cell>
          <table:table-cell office:value-type="float" office:value="26.856">
            <text:p>26.856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9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91]+1" office:value-type="float" office:value="215">
            <text:p>2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15">
            <text:p>215</text:p>
          </table:table-cell>
          <table:table-cell office:value-type="string">
            <text:p>20170117...0251</text:p>
          </table:table-cell>
          <table:table-cell office:value-type="float" office:value="-0.362">
            <text:p>-0.3620</text:p>
          </table:table-cell>
          <table:table-cell office:value-type="float" office:value="26.888">
            <text:p>26.888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9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92]+1" office:value-type="float" office:value="216">
            <text:p>21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16">
            <text:p>216</text:p>
          </table:table-cell>
          <table:table-cell office:value-type="string">
            <text:p>20170117...0251</text:p>
          </table:table-cell>
          <table:table-cell office:value-type="float" office:value="-0.4089">
            <text:p>-0.4089</text:p>
          </table:table-cell>
          <table:table-cell office:value-type="float" office:value="26.841">
            <text:p>26.841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9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93]+1" office:value-type="float" office:value="217">
            <text:p>2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17">
            <text:p>217</text:p>
          </table:table-cell>
          <table:table-cell office:value-type="string">
            <text:p>20170117...0251</text:p>
          </table:table-cell>
          <table:table-cell office:value-type="float" office:value="-0.4557">
            <text:p>-0.4557</text:p>
          </table:table-cell>
          <table:table-cell office:value-type="float" office:value="27.044">
            <text:p>27.044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9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94]+1" office:value-type="float" office:value="218">
            <text:p>21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18">
            <text:p>218</text:p>
          </table:table-cell>
          <table:table-cell office:value-type="string">
            <text:p>20170117...0251</text:p>
          </table:table-cell>
          <table:table-cell office:value-type="float" office:value="-0.2214">
            <text:p>-0.2214</text:p>
          </table:table-cell>
          <table:table-cell office:value-type="float" office:value="27.028">
            <text:p>27.028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9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95]+1" office:value-type="float" office:value="219">
            <text:p>21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19">
            <text:p>219</text:p>
          </table:table-cell>
          <table:table-cell office:value-type="string">
            <text:p>20170117...0251</text:p>
          </table:table-cell>
          <table:table-cell office:value-type="float" office:value="-0.5182">
            <text:p>-0.5182</text:p>
          </table:table-cell>
          <table:table-cell office:value-type="float" office:value="27.044">
            <text:p>27.044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96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/>
          <table:table-cell table:number-columns-repeated="8"/>
          <table:table-cell table:formula="of:=IF([.D197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21">
            <text:p>221</text:p>
          </table:table-cell>
          <table:table-cell office:value-type="string">
            <text:p>20170117...0251</text:p>
          </table:table-cell>
          <table:table-cell office:value-type="float" office:value="-0.5495">
            <text:p>-0.5495</text:p>
          </table:table-cell>
          <table:table-cell office:value-type="float" office:value="27.325">
            <text:p>27.325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9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98]+1" office:value-type="float" office:value="222">
            <text:p>22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22">
            <text:p>222</text:p>
          </table:table-cell>
          <table:table-cell office:value-type="string">
            <text:p>20170117...0251</text:p>
          </table:table-cell>
          <table:table-cell office:value-type="float" office:value="-0.4714">
            <text:p>-0.4714</text:p>
          </table:table-cell>
          <table:table-cell office:value-type="float" office:value="27.341">
            <text:p>27.341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19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99]+1" office:value-type="float" office:value="223">
            <text:p>22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32">
            <text:p>232</text:p>
          </table:table-cell>
          <table:table-cell office:value-type="string">
            <text:p>20170117...0251</text:p>
          </table:table-cell>
          <table:table-cell office:value-type="float" office:value="-0.237">
            <text:p>-0.2370</text:p>
          </table:table-cell>
          <table:table-cell office:value-type="float" office:value="27.325">
            <text:p>27.325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20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00]+1" office:value-type="float" office:value="224">
            <text:p>22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24">
            <text:p>224</text:p>
          </table:table-cell>
          <table:table-cell office:value-type="string">
            <text:p>20170117...0251</text:p>
          </table:table-cell>
          <table:table-cell office:value-type="float" office:value="0.3255">
            <text:p>0.3255</text:p>
          </table:table-cell>
          <table:table-cell office:value-type="float" office:value="27.513">
            <text:p>27.513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20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01]+1" office:value-type="float" office:value="225">
            <text:p>2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25">
            <text:p>225</text:p>
          </table:table-cell>
          <table:table-cell office:value-type="string">
            <text:p>20170117...0251</text:p>
          </table:table-cell>
          <table:table-cell office:value-type="float" office:value="0.2474">
            <text:p>0.2474</text:p>
          </table:table-cell>
          <table:table-cell office:value-type="float" office:value="27.497">
            <text:p>27.497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G</text:p>
          </table:table-cell>
          <table:table-cell table:formula="of:=IF([.D20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02]+1" office:value-type="float" office:value="226">
            <text:p>22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26">
            <text:p>226</text:p>
          </table:table-cell>
          <table:table-cell office:value-type="string">
            <text:p>20170117...0251</text:p>
          </table:table-cell>
          <table:table-cell office:value-type="float" office:value="-0.3776">
            <text:p>-0.3776</text:p>
          </table:table-cell>
          <table:table-cell office:value-type="float" office:value="27.559">
            <text:p>27.559</text:p>
          </table:table-cell>
          <table:table-cell office:value-type="string">
            <text:p>20170825..01.24</text:p>
          </table:table-cell>
          <table:table-cell table:number-columns-repeated="2"/>
          <table:table-cell office:value-type="string">
            <text:p>G</text:p>
          </table:table-cell>
          <table:table-cell table:formula="of:=IF([.D20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03]+1" office:value-type="float" office:value="227">
            <text:p>2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27">
            <text:p>227</text:p>
          </table:table-cell>
          <table:table-cell office:value-type="string">
            <text:p>20170117...0251</text:p>
          </table:table-cell>
          <table:table-cell office:value-type="float" office:value="-0.3464">
            <text:p>-0.3464</text:p>
          </table:table-cell>
          <table:table-cell office:value-type="float" office:value="27.903">
            <text:p>27.903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G</text:p>
          </table:table-cell>
          <table:table-cell table:formula="of:=IF([.D20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04]+1" office:value-type="float" office:value="228">
            <text:p>2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28">
            <text:p>228</text:p>
          </table:table-cell>
          <table:table-cell office:value-type="string">
            <text:p>20170117...0251</text:p>
          </table:table-cell>
          <table:table-cell office:value-type="float" office:value="0.0911">
            <text:p>0.0911</text:p>
          </table:table-cell>
          <table:table-cell office:value-type="float" office:value="27.903">
            <text:p>27.903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G</text:p>
          </table:table-cell>
          <table:table-cell table:formula="of:=IF([.D20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05]+1" office:value-type="float" office:value="229">
            <text:p>2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29">
            <text:p>229</text:p>
          </table:table-cell>
          <table:table-cell office:value-type="string">
            <text:p>20170117...0251</text:p>
          </table:table-cell>
          <table:table-cell office:value-type="float" office:value="0.0286">
            <text:p>0.0286</text:p>
          </table:table-cell>
          <table:table-cell office:value-type="float" office:value="27.903">
            <text:p>27.903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G</text:p>
          </table:table-cell>
          <table:table-cell table:formula="of:=IF([.D206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/>
          <table:table-cell table:number-columns-repeated="8"/>
          <table:table-cell table:formula="of:=IF([.D207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31">
            <text:p>231</text:p>
          </table:table-cell>
          <table:table-cell office:value-type="string">
            <text:p>20170117...0251</text:p>
          </table:table-cell>
          <table:table-cell office:value-type="float" office:value="1.0286">
            <text:p>1.0286</text:p>
          </table:table-cell>
          <table:table-cell office:value-type="float" office:value="28.403">
            <text:p>28.403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G</text:p>
          </table:table-cell>
          <table:table-cell table:formula="of:=IF([.D20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08]+1" office:value-type="float" office:value="232">
            <text:p>23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32">
            <text:p>232</text:p>
          </table:table-cell>
          <table:table-cell office:value-type="string">
            <text:p>20170117...0251</text:p>
          </table:table-cell>
          <table:table-cell office:value-type="float" office:value="0.263">
            <text:p>0.2630</text:p>
          </table:table-cell>
          <table:table-cell office:value-type="float" office:value="28.388">
            <text:p>28.388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G</text:p>
          </table:table-cell>
          <table:table-cell table:formula="of:=IF([.D20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09]+1" office:value-type="float" office:value="233">
            <text:p>23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33">
            <text:p>233</text:p>
          </table:table-cell>
          <table:table-cell office:value-type="string">
            <text:p>20170117...0251</text:p>
          </table:table-cell>
          <table:table-cell office:value-type="float" office:value="0.263">
            <text:p>0.2630</text:p>
          </table:table-cell>
          <table:table-cell office:value-type="float" office:value="28.388">
            <text:p>28.388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G</text:p>
          </table:table-cell>
          <table:table-cell table:formula="of:=IF([.D21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10]+1" office:value-type="float" office:value="234">
            <text:p>234</text:p>
          </table:table-cell>
          <table:table-cell table:number-columns-repeated="2"/>
          <table:table-cell/>
          <table:table-cell table:number-columns-repeated="8"/>
          <table:table-cell table:formula="of:=IF([.D211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211]+1" office:value-type="float" office:value="235">
            <text:p>235</text:p>
          </table:table-cell>
          <table:table-cell table:number-columns-repeated="2"/>
          <table:table-cell/>
          <table:table-cell table:number-columns-repeated="8"/>
          <table:table-cell table:formula="of:=IF([.D212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212]+1" office:value-type="float" office:value="236">
            <text:p>236</text:p>
          </table:table-cell>
          <table:table-cell table:number-columns-repeated="2"/>
          <table:table-cell/>
          <table:table-cell table:number-columns-repeated="8"/>
          <table:table-cell table:formula="of:=IF([.D213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213]+1" office:value-type="float" office:value="237">
            <text:p>23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37">
            <text:p>237</text:p>
          </table:table-cell>
          <table:table-cell office:value-type="string">
            <text:p>20170117...0251</text:p>
          </table:table-cell>
          <table:table-cell office:value-type="float" office:value="0.1849">
            <text:p>0.1849</text:p>
          </table:table-cell>
          <table:table-cell office:value-type="float" office:value="26.497">
            <text:p>26.497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1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14]+1" office:value-type="float" office:value="238">
            <text:p>23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38">
            <text:p>238</text:p>
          </table:table-cell>
          <table:table-cell office:value-type="string">
            <text:p>20170117...0251</text:p>
          </table:table-cell>
          <table:table-cell office:value-type="float" office:value="0.2786">
            <text:p>0.2786</text:p>
          </table:table-cell>
          <table:table-cell office:value-type="float" office:value="26.528">
            <text:p>26.528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1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15]+1" office:value-type="float" office:value="239">
            <text:p>23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39">
            <text:p>239</text:p>
          </table:table-cell>
          <table:table-cell office:value-type="string">
            <text:p>20170117...0251</text:p>
          </table:table-cell>
          <table:table-cell office:value-type="float" office:value="-0.0651">
            <text:p>-0.0651</text:p>
          </table:table-cell>
          <table:table-cell office:value-type="float" office:value="26.559">
            <text:p>26.559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16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/>
          <table:table-cell table:number-columns-repeated="8"/>
          <table:table-cell table:formula="of:=IF([.D217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41">
            <text:p>241</text:p>
          </table:table-cell>
          <table:table-cell office:value-type="string">
            <text:p>20170117...0251</text:p>
          </table:table-cell>
          <table:table-cell office:value-type="float" office:value="0.013">
            <text:p>0.0130</text:p>
          </table:table-cell>
          <table:table-cell office:value-type="float" office:value="26.575">
            <text:p>26.575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1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18]+1" office:value-type="float" office:value="242">
            <text:p>24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42">
            <text:p>242</text:p>
          </table:table-cell>
          <table:table-cell office:value-type="string">
            <text:p>20170117...0251</text:p>
          </table:table-cell>
          <table:table-cell office:value-type="float" office:value="-0.3464">
            <text:p>-0.3464</text:p>
          </table:table-cell>
          <table:table-cell office:value-type="float" office:value="26.528">
            <text:p>26.528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1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19]+1" office:value-type="float" office:value="243">
            <text:p>24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43">
            <text:p>243</text:p>
          </table:table-cell>
          <table:table-cell office:value-type="string">
            <text:p>20170117...0251</text:p>
          </table:table-cell>
          <table:table-cell office:value-type="float" office:value="-0.112">
            <text:p>-0.1120</text:p>
          </table:table-cell>
          <table:table-cell office:value-type="float" office:value="26.575">
            <text:p>26.575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2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20]+1" office:value-type="float" office:value="244">
            <text:p>24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44">
            <text:p>244</text:p>
          </table:table-cell>
          <table:table-cell office:value-type="string">
            <text:p>20170117...0251</text:p>
          </table:table-cell>
          <table:table-cell office:value-type="float" office:value="0.0443">
            <text:p>0.0443</text:p>
          </table:table-cell>
          <table:table-cell office:value-type="float" office:value="26.544">
            <text:p>26.544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2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21]+1" office:value-type="float" office:value="245">
            <text:p>24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45">
            <text:p>245</text:p>
          </table:table-cell>
          <table:table-cell office:value-type="string">
            <text:p>20170117...0251</text:p>
          </table:table-cell>
          <table:table-cell office:value-type="float" office:value="-0.112">
            <text:p>-0.1120</text:p>
          </table:table-cell>
          <table:table-cell office:value-type="float" office:value="26.575">
            <text:p>26.575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2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22]+1" office:value-type="float" office:value="246">
            <text:p>24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46">
            <text:p>246</text:p>
          </table:table-cell>
          <table:table-cell office:value-type="string">
            <text:p>20170117...0251</text:p>
          </table:table-cell>
          <table:table-cell office:value-type="float" office:value="-0.0651">
            <text:p>-0.0651</text:p>
          </table:table-cell>
          <table:table-cell office:value-type="float" office:value="26.559">
            <text:p>26.559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2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23]+1" office:value-type="float" office:value="247">
            <text:p>24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47">
            <text:p>247</text:p>
          </table:table-cell>
          <table:table-cell office:value-type="string">
            <text:p>20170117...0251</text:p>
          </table:table-cell>
          <table:table-cell office:value-type="float" office:value="0.3099">
            <text:p>0.3099</text:p>
          </table:table-cell>
          <table:table-cell office:value-type="float" office:value="26.747">
            <text:p>26.747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24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24]+1" office:value-type="float" office:value="248">
            <text:p>24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48">
            <text:p>248</text:p>
          </table:table-cell>
          <table:table-cell office:value-type="string">
            <text:p>20170117...0251</text:p>
          </table:table-cell>
          <table:table-cell office:value-type="float" office:value="0.3255">
            <text:p>0.3255</text:p>
          </table:table-cell>
          <table:table-cell office:value-type="float" office:value="26.763">
            <text:p>26.763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25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25]+1" office:value-type="float" office:value="249">
            <text:p>24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49">
            <text:p>249</text:p>
          </table:table-cell>
          <table:table-cell office:value-type="string">
            <text:p>20170117...0251</text:p>
          </table:table-cell>
          <table:table-cell office:value-type="float" office:value="0.1068">
            <text:p>0.1068</text:p>
          </table:table-cell>
          <table:table-cell office:value-type="float" office:value="26.731">
            <text:p>26.731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26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/>
          <table:table-cell table:number-columns-repeated="8"/>
          <table:table-cell table:formula="of:=IF([.D227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51">
            <text:p>251</text:p>
          </table:table-cell>
          <table:table-cell office:value-type="string">
            <text:p>20170117...0251</text:p>
          </table:table-cell>
          <table:table-cell office:value-type="float" office:value="-0.237">
            <text:p>-0.2370</text:p>
          </table:table-cell>
          <table:table-cell office:value-type="float" office:value="26.95">
            <text:p>26.950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28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28]+1" office:value-type="float" office:value="252">
            <text:p>25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52">
            <text:p>252</text:p>
          </table:table-cell>
          <table:table-cell office:value-type="string">
            <text:p>20170117...0251</text:p>
          </table:table-cell>
          <table:table-cell office:value-type="float" office:value="0.2474">
            <text:p>0.2474</text:p>
          </table:table-cell>
          <table:table-cell office:value-type="float" office:value="26.997">
            <text:p>26.997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29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29]+1" office:value-type="float" office:value="253">
            <text:p>25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53">
            <text:p>253</text:p>
          </table:table-cell>
          <table:table-cell office:value-type="string">
            <text:p>20170117...0251</text:p>
          </table:table-cell>
          <table:table-cell office:value-type="float" office:value="0.7943">
            <text:p>0.7943</text:p>
          </table:table-cell>
          <table:table-cell office:value-type="float" office:value="26.981">
            <text:p>26.981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30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30]+1" office:value-type="float" office:value="254">
            <text:p>25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54">
            <text:p>254</text:p>
          </table:table-cell>
          <table:table-cell office:value-type="string">
            <text:p>20170117...0251</text:p>
          </table:table-cell>
          <table:table-cell office:value-type="float" office:value="-0.4714">
            <text:p>-0.4714</text:p>
          </table:table-cell>
          <table:table-cell office:value-type="float" office:value="27.028">
            <text:p>27.028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31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31]+1" office:value-type="float" office:value="255">
            <text:p>25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55">
            <text:p>255</text:p>
          </table:table-cell>
          <table:table-cell office:value-type="string">
            <text:p>20170117...0251</text:p>
          </table:table-cell>
          <table:table-cell office:value-type="float" office:value="-0.0339">
            <text:p>-0.0339</text:p>
          </table:table-cell>
          <table:table-cell office:value-type="float" office:value="26.966">
            <text:p>26.966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32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32]+1" office:value-type="float" office:value="256">
            <text:p>25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56">
            <text:p>256</text:p>
          </table:table-cell>
          <table:table-cell office:value-type="string">
            <text:p>20170117...0251</text:p>
          </table:table-cell>
          <table:table-cell office:value-type="float" office:value="0.013">
            <text:p>0.0130</text:p>
          </table:table-cell>
          <table:table-cell office:value-type="float" office:value="26.95">
            <text:p>26.950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formula="of:=IF([.D233]=&quot;SOLTEMPERAT0251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33]+1" office:value-type="float" office:value="257">
            <text:p>257</text:p>
          </table:table-cell>
          <table:table-cell table:number-columns-repeated="2"/>
          <table:table-cell/>
          <table:table-cell table:number-columns-repeated="8"/>
          <table:table-cell table:formula="of:=IF([.D234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234]+1" office:value-type="float" office:value="258">
            <text:p>258</text:p>
          </table:table-cell>
          <table:table-cell table:number-columns-repeated="2"/>
          <table:table-cell/>
          <table:table-cell table:number-columns-repeated="8"/>
          <table:table-cell table:formula="of:=IF([.D235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235]+1" office:value-type="float" office:value="259">
            <text:p>259</text:p>
          </table:table-cell>
          <table:table-cell table:number-columns-repeated="2"/>
          <table:table-cell/>
          <table:table-cell table:number-columns-repeated="8"/>
          <table:table-cell table:formula="of:=IF([.D236]=&quot;SOLTEMPERAT0251&quot;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51</text:p>
          </table:table-cell>
          <table:table-cell office:value-type="float" office:value="254">
            <text:p>254</text:p>
          </table:table-cell>
          <table:table-cell office:value-type="string">
            <text:p>20170117...0251</text:p>
          </table:table-cell>
          <table:table-cell table:style-name="Default" office:value-type="float" office:value="-0.4557">
            <text:p>-0.46</text:p>
          </table:table-cell>
          <table:table-cell table:style-name="Default" office:value-type="float" office:value="26.981">
            <text:p>26.98</text:p>
          </table:table-cell>
          <table:table-cell office:value-type="string">
            <text:p>20170825..01.25</text:p>
          </table:table-cell>
          <table:table-cell table:number-columns-repeated="5"/>
          <table:table-cell office:value-type="string">
            <text:p>non unlock</text:p>
          </table:table-cell>
          <table:table-cell office:value-type="string">
            <text:p>254a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12"/>
          <table:table-cell table:formula="of:=SUM([.M76:.M244])" office:value-type="float" office:value="140">
            <text:p>140</text:p>
          </table:table-cell>
          <table:table-cell table:formula="of:=[.M246]+15" office:value-type="float" office:value="155">
            <text:p>15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Gent</text:p>
          </table:table-cell>
          <table:table-cell table:formula="of:=COUNTIF([.L$34:.L$244];&quot;=G&quot;)" office:value-type="float" office:value="129">
            <text:p>12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>
            <text:p>Antw</text:p>
          </table:table-cell>
          <table:table-cell table:formula="of:=COUNTIF([.L$34:.L$244];&quot;=A&quot;)"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>
            <text:p>Shipp</text:p>
          </table:table-cell>
          <table:table-cell table:formula="of:=COUNTIF([.L$34:.L$244];&quot;=S&quot;)" office:value-type="float" office:value="18">
            <text:p>18</text:p>
          </table:table-cell>
          <table:table-cell table:formula="of:=([.L249]+[.L247]+[.L250])/3" office:value-type="float" office:value="49.6666666666667">
            <text:p>49.6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Check</text:p>
          </table:table-cell>
          <table:table-cell table:formula="of:=COUNTIF([.L$34:.L$244];&quot;=C&quot;)" office:value-type="float" office:value="2">
            <text:p>2</text:p>
          </table:table-cell>
          <table:table-cell table:number-columns-repeated="5"/>
        </table:table-row>
        <table:table-row table:style-name="ro1" table:number-rows-repeated="104832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5" table:number-columns-repeated="5" table:default-cell-style-name="Default"/>
        <table:table-row table:style-name="ro1">
          <table:table-cell/>
          <table:table-cell office:value-type="string">
            <text:p>sernr</text:p>
          </table:table-cell>
          <table:table-cell office:value-type="string">
            <text:p>addr</text:p>
          </table:table-cell>
          <table:table-cell office:value-type="string">
            <text:p>frame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E2]+1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E3]+1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2" office:value-type="float" office:value="3">
            <text:p>3</text:p>
          </table:table-cell>
          <table:table-cell table:formula="of:=[.E4]+1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E5]+1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E6]+1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E7]+1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E8]+1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E9]+1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E10]+1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E11]+1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E12]+1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E13]+1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E14]+1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E15]+1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E16]+1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E17]+1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E18]+1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19]+1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E20]+1"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E21]+1"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E22]+1"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E23]+1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E24]+1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E25]+1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E26]+1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E27]+1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E28]+1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E29]+1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E30]+1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E31]+1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E32]+1"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E33]+1"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E34]+1"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E35]+1"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E36]+1"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E37]+1"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E38]+1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E39]+1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40]+1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E41]+1"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E42]+1"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E43]+1"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[.E44]+1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E45]+1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[.E46]+1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E47]+1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[.E48]+1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E49]+1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E50]+1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E51]+1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[.E52]+1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E53]+1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E54]+1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E55]+1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E56]+1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[.E57]+1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formula="of:=[.E58]+1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E59]+1"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formula="of:=[.E60]+1"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E61]+1"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E62]+1" office:value-type="float" office:value="23">
            <text:p>23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formula="of:=[.E63]+1" office:value-type="float" office:value="23">
            <text:p>23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f:=[.E64]+1" office:value-type="float" office:value="23">
            <text:p>23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E65]+1"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E66]+1"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[.E67]+1"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E68]+1"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[.E69]+1"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E70]+1"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E71]+1"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formula="of:=[.E72]+1"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[.E73]+1"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E74]+1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formula="of:=[.E75]+1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f:=[.E76]+1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E77]+1"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formula="of:=[.E78]+1"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formula="of:=[.E79]+1"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E80]+1"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formula="of:=[.E81]+1"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formula="of:=[.E82]+1"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83]+1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E84]+1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[.E85]+1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E86]+1"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formula="of:=[.E87]+1"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[.E88]+1"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E89]+1" office:value-type="float" office:value="32">
            <text:p>32</text:p>
          </table:table-cell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E90]+1" office:value-type="float" office:value="32">
            <text:p>32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formula="of:=[.E91]+1" office:value-type="float" office:value="32">
            <text:p>32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formula="of:=[.E92]+1" office:value-type="float" office:value="33">
            <text:p>33</text:p>
          </table:table-cell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E93]+1" office:value-type="float" office:value="33">
            <text:p>33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formula="of:=[.E94]+1" office:value-type="float" office:value="33">
            <text:p>33</text:p>
          </table:table-cell>
        </table:table-row>
      </table:table>
      <table:table table:name="Sheet3" table:style-name="ta1" table:print="false">
        <table:table-column table:style-name="co5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A:0C</text:p>
          </table:table-cell>
          <table:table-cell office:value-type="string">
            <text:p>SOLTEMPERAT0251</text:p>
          </table:table-cell>
          <table:table-cell office:value-type="float" office:value="37">
            <text:p>37</text:p>
          </table:table-cell>
          <table:table-cell office:value-type="string">
            <text:p>20170117...0251</text:p>
          </table:table-cell>
          <table:table-cell office:value-type="float" office:value="0.201">
            <text:p>0.2</text:p>
          </table:table-cell>
          <table:table-cell office:value-type="float" office:value="24.634">
            <text:p>24.63</text:p>
          </table:table-cell>
          <table:table-cell office:value-type="string">
            <text:p>20170553..01.22</text:p>
          </table:table-cell>
          <table:table-cell office:value-type="string">
            <text:p>T:27.750000</text:p>
          </table:table-cell>
          <table:table-cell office:value-type="float" office:value="27.951">
            <text:p>27.95</text:p>
          </table:table-cell>
          <table:table-cell office:value-type="string">
            <text:p>Te:0.078625</text:p>
          </table:table-cell>
        </table:table-row>
        <table:table-row table:style-name="ro1">
          <table:table-cell office:value-type="string">
            <text:p>A:00</text:p>
          </table:table-cell>
          <table:table-cell office:value-type="string">
            <text:p>SOLTEMPERAT0231</text:p>
          </table:table-cell>
          <table:table-cell office:value-type="float" office:value="53">
            <text:p>53</text:p>
          </table:table-cell>
          <table:table-cell office:value-type="string">
            <text:p>20170117...0230</text:p>
          </table:table-cell>
          <table:table-cell office:value-type="float" office:value="0.1219">
            <text:p>0.12</text:p>
          </table:table-cell>
          <table:table-cell office:value-type="float" office:value="22.621">
            <text:p>22.62</text:p>
          </table:table-cell>
          <table:table-cell office:value-type="string">
            <text:p>20170419..01.17</text:p>
          </table:table-cell>
          <table:table-cell office:value-type="string">
            <text:p>T:27.562500</text:p>
          </table:table-cell>
          <table:table-cell office:value-type="float" office:value="27.6835">
            <text:p>27.68</text:p>
          </table:table-cell>
          <table:table-cell office:value-type="string">
            <text:p>Te:-0.188875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>
            <text:p>A:02</text:p>
          </table:table-cell>
          <table:table-cell office:value-type="string">
            <text:p>SOLTEMPERAT0231</text:p>
          </table:table-cell>
          <table:table-cell office:value-type="float" office:value="21">
            <text:p>21</text:p>
          </table:table-cell>
          <table:table-cell office:value-type="string">
            <text:p>20170117...0230</text:p>
          </table:table-cell>
          <table:table-cell office:value-type="float" office:value="0.3465">
            <text:p>0.35</text:p>
          </table:table-cell>
          <table:table-cell office:value-type="float" office:value="23.534">
            <text:p>23.53</text:p>
          </table:table-cell>
          <table:table-cell office:value-type="string">
            <text:p>20170425..01.18</text:p>
          </table:table-cell>
          <table:table-cell office:value-type="string">
            <text:p>T:30.875000</text:p>
          </table:table-cell>
          <table:table-cell office:value-type="float" office:value="31.221001">
            <text:p>31.22</text:p>
          </table:table-cell>
          <table:table-cell office:value-type="string">
            <text:p>Te:3.223625</text:p>
          </table:table-cell>
        </table:table-row>
        <table:table-row table:style-name="ro1">
          <table:table-cell office:value-type="string">
            <text:p>A:08</text:p>
          </table:table-cell>
          <table:table-cell office:value-type="string">
            <text:p>SOLTEMPERAT0231</text:p>
          </table:table-cell>
          <table:table-cell office:value-type="float" office:value="38">
            <text:p>38</text:p>
          </table:table-cell>
          <table:table-cell office:value-type="string">
            <text:p>20170117...0230</text:p>
          </table:table-cell>
          <table:table-cell office:value-type="float" office:value="-0.02">
            <text:p>-0.02</text:p>
          </table:table-cell>
          <table:table-cell office:value-type="float" office:value="21.61">
            <text:p>21.61</text:p>
          </table:table-cell>
          <table:table-cell office:value-type="string">
            <text:p>20170407.......</text:p>
          </table:table-cell>
          <table:table-cell office:value-type="string">
            <text:p>T:28.062500</text:p>
          </table:table-cell>
          <table:table-cell office:value-type="float" office:value="28.0425">
            <text:p>28.04</text:p>
          </table:table-cell>
          <table:table-cell office:value-type="string">
            <text:p>Te:0.04512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A:04</text:p>
          </table:table-cell>
          <table:table-cell office:value-type="string">
            <text:p>SOLTEMPERAT0231</text:p>
          </table:table-cell>
          <table:table-cell office:value-type="float" office:value="22">
            <text:p>22</text:p>
          </table:table-cell>
          <table:table-cell office:value-type="string">
            <text:p>20170117...0230</text:p>
          </table:table-cell>
          <table:table-cell office:value-type="float" office:value="-0.825">
            <text:p>-0.83</text:p>
          </table:table-cell>
          <table:table-cell office:value-type="float" office:value="24.3">
            <text:p>24.3</text:p>
          </table:table-cell>
          <table:table-cell office:value-type="string">
            <text:p>▒▒▒▒▒▒▒▒▒▒▒▒▒▒▒</text:p>
          </table:table-cell>
          <table:table-cell office:value-type="string">
            <text:p>T:29.437500</text:p>
          </table:table-cell>
          <table:table-cell office:value-type="float" office:value="28.612499">
            <text:p>28.61</text:p>
          </table:table-cell>
          <table:table-cell office:value-type="string">
            <text:p>Te:0.646374</text:p>
          </table:table-cell>
        </table:table-row>
        <table:table-row table:style-name="ro1">
          <table:table-cell office:value-type="string">
            <text:p>A:06</text:p>
          </table:table-cell>
          <table:table-cell office:value-type="string">
            <text:p>SOLTEMPERAT0231</text:p>
          </table:table-cell>
          <table:table-cell office:value-type="float" office:value="43">
            <text:p>43</text:p>
          </table:table-cell>
          <table:table-cell office:value-type="string">
            <text:p>20170117...0230</text:p>
          </table:table-cell>
          <table:table-cell office:value-type="float" office:value="-0.68">
            <text:p>-0.68</text:p>
          </table:table-cell>
          <table:table-cell office:value-type="float" office:value="25.3">
            <text:p>25.3</text:p>
          </table:table-cell>
          <table:table-cell office:value-type="string">
            <text:p>▒▒▒▒▒▒▒▒▒▒▒▒▒▒▒</text:p>
          </table:table-cell>
          <table:table-cell office:value-type="string">
            <text:p>T:29.062500</text:p>
          </table:table-cell>
          <table:table-cell office:value-type="float" office:value="28.3825">
            <text:p>28.38</text:p>
          </table:table-cell>
          <table:table-cell office:value-type="string">
            <text:p>Te:0.41637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OLTEMPERAT0231</text:p>
          </table:table-cell>
          <table:table-cell office:value-type="float" office:value="21">
            <text:p>21</text:p>
          </table:table-cell>
          <table:table-cell office:value-type="string">
            <text:p>20170117...0230</text:p>
          </table:table-cell>
          <table:table-cell office:value-type="float" office:value="0.3465">
            <text:p>0.35</text:p>
          </table:table-cell>
          <table:table-cell office:value-type="float" office:value="23.534">
            <text:p>23.53</text:p>
          </table:table-cell>
          <table:table-cell office:value-type="string">
            <text:p>20170425..01.18</text:p>
          </table:table-cell>
          <table:table-cell table:number-columns-repeated="4"/>
        </table:table-row>
        <table:table-row table:style-name="ro1">
          <table:table-cell office:value-type="string">
            <text:p>SOLTEMPERAT0251</text:p>
          </table:table-cell>
          <table:table-cell office:value-type="float" office:value="22">
            <text:p>22</text:p>
          </table:table-cell>
          <table:table-cell office:value-type="string">
            <text:p>20170117...0251</text:p>
          </table:table-cell>
          <table:table-cell office:value-type="float" office:value="-0.1589">
            <text:p>-0.16</text:p>
          </table:table-cell>
          <table:table-cell office:value-type="float" office:value="28.028">
            <text:p>28.03</text:p>
          </table:table-cell>
          <table:table-cell office:value-type="string">
            <text:p>20170825..01.25</text:p>
          </table:table-cell>
          <table:table-cell table:number-columns-repeated="4"/>
        </table:table-row>
        <table:table-row table:style-name="ro1">
          <table:table-cell office:value-type="string">
            <text:p>SOLTEMPERAT0231</text:p>
          </table:table-cell>
          <table:table-cell office:value-type="float" office:value="23">
            <text:p>23</text:p>
          </table:table-cell>
          <table:table-cell office:value-type="string">
            <text:p>20170117...0230</text:p>
          </table:table-cell>
          <table:table-cell office:value-type="float" office:value="-1.3125">
            <text:p>-1.31</text:p>
          </table:table-cell>
          <table:table-cell office:value-type="float" office:value="24.3">
            <text:p>24.3</text:p>
          </table:table-cell>
          <table:table-cell office:value-type="string">
            <text:p>▒▒▒▒▒▒▒▒▒▒▒▒▒▒▒</text:p>
          </table:table-cell>
          <table:table-cell table:number-columns-repeated="4"/>
        </table:table-row>
      </table:table>
      <table:database-ranges>
        <table:database-range table:target-range-address="Sheet2.B1:Sheet2.D9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4" number:min-integer-digits="1"/>
    </number:number-style>
    <number:number-style style:name="N119">
      <number:number number:decimal-places="0" number:min-integer-digits="4"/>
    </number:number-style>
    <number:number-style style:name="N120">
      <number:number number:decimal-places="4" number:min-integer-digits="0"/>
    </number:number-style>
    <number:number-style style:name="N121">
      <number:number number:decimal-places="3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10/17/2017</text:date>, <text:time>16:3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DT55M50S</meta:editing-duration>
    <meta:editing-cycles>54</meta:editing-cycles>
    <meta:generator>OpenOffice/4.1.3$Win32 OpenOffice.org_project/413m1$Build-9783</meta:generator>
    <dc:date>2017-10-17T16:33:30.72</dc:date>
    <dc:creator>Wim Beaumont</dc:creator>
    <meta:printed-by>Wim Beaumont</meta:printed-by>
    <meta:print-date>2017-06-07T15:49:37.24</meta:print-date>
    <meta:document-statistic meta:table-count="3" meta:cell-count="2412" meta:object-count="0"/>
    <meta:user-defined meta:name="Info 1"/>
    <meta:user-defined meta:name="Info 2"/>
    <meta:user-defined meta:name="Info 3"/>
    <meta:user-defined meta:name="Info 4"/>
  </office:meta>
</office:document-meta>
</file>